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iemann" table:style-name="ta1">
        <table:shapes>
          <draw:frame draw:z-index="0" draw:style-name="gr1" draw:text-style-name="P1" svg:width="255.5mm" svg:height="90.05mm" svg:x="68.48mm" svg:y="1.06mm">
            <draw:object draw:notify-on-update-of-ranges="Riemann.A1:Riemann.A201 Riemann.B1:Riemann.B201 Riemann.A1:Riemann.A201 Riemann.C1:Riemann.C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117725" calcext:value-type="float">
            <text:p>0.117725</text:p>
          </table:table-cell>
          <table:table-cell office:value-type="float" office:value="1.53962" calcext:value-type="float">
            <text:p>1.53962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0.0856286" calcext:value-type="float">
            <text:p>0.0856286</text:p>
          </table:table-cell>
          <table:table-cell office:value-type="float" office:value="1.5415" calcext:value-type="float">
            <text:p>1.5415</text:p>
          </table:table-cell>
        </table:table-row>
        <table:table-row table:style-name="ro1">
          <table:table-cell office:value-type="float" office:value="-9.8" calcext:value-type="float">
            <text:p>-9.8</text:p>
          </table:table-cell>
          <table:table-cell office:value-type="float" office:value="0.0507809" calcext:value-type="float">
            <text:p>0.0507809</text:p>
          </table:table-cell>
          <table:table-cell office:value-type="float" office:value="1.54318" calcext:value-type="float">
            <text:p>1.54318</text:p>
          </table:table-cell>
        </table:table-row>
        <table:table-row table:style-name="ro1">
          <table:table-cell office:value-type="float" office:value="-9.7" calcext:value-type="float">
            <text:p>-9.7</text:p>
          </table:table-cell>
          <table:table-cell office:value-type="float" office:value="0.012752" calcext:value-type="float">
            <text:p>0.012752</text:p>
          </table:table-cell>
          <table:table-cell office:value-type="float" office:value="1.54144" calcext:value-type="float">
            <text:p>1.54144</text:p>
          </table:table-cell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-0.0262091" calcext:value-type="float">
            <text:p>-0.0262091</text:p>
          </table:table-cell>
          <table:table-cell office:value-type="float" office:value="1.53356" calcext:value-type="float">
            <text:p>1.53356</text:p>
          </table:table-cell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-0.062314" calcext:value-type="float">
            <text:p>-0.062314</text:p>
          </table:table-cell>
          <table:table-cell office:value-type="float" office:value="1.51924" calcext:value-type="float">
            <text:p>1.51924</text:p>
          </table:table-cell>
        </table:table-row>
        <table:table-row table:style-name="ro1">
          <table:table-cell office:value-type="float" office:value="-9.4" calcext:value-type="float">
            <text:p>-9.4</text:p>
          </table:table-cell>
          <table:table-cell office:value-type="float" office:value="-0.0924596" calcext:value-type="float">
            <text:p>-0.0924596</text:p>
          </table:table-cell>
          <table:table-cell office:value-type="float" office:value="1.50103" calcext:value-type="float">
            <text:p>1.50103</text:p>
          </table:table-cell>
        </table:table-row>
        <table:table-row table:style-name="ro1">
          <table:table-cell office:value-type="float" office:value="-9.3" calcext:value-type="float">
            <text:p>-9.3</text:p>
          </table:table-cell>
          <table:table-cell office:value-type="float" office:value="-0.116174" calcext:value-type="float">
            <text:p>-0.116174</text:p>
          </table:table-cell>
          <table:table-cell office:value-type="float" office:value="1.48309" calcext:value-type="float">
            <text:p>1.48309</text:p>
          </table:table-cell>
        </table:table-row>
        <table:table-row table:style-name="ro1">
          <table:table-cell office:value-type="float" office:value="-9.2" calcext:value-type="float">
            <text:p>-9.2</text:p>
          </table:table-cell>
          <table:table-cell office:value-type="float" office:value="-0.136033" calcext:value-type="float">
            <text:p>-0.136033</text:p>
          </table:table-cell>
          <table:table-cell office:value-type="float" office:value="1.46875" calcext:value-type="float">
            <text:p>1.46875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-0.156224" calcext:value-type="float">
            <text:p>-0.156224</text:p>
          </table:table-cell>
          <table:table-cell office:value-type="float" office:value="1.45861" calcext:value-type="float">
            <text:p>1.4586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0.180085" calcext:value-type="float">
            <text:p>-0.180085</text:p>
          </table:table-cell>
          <table:table-cell office:value-type="float" office:value="1.45009" calcext:value-type="float">
            <text:p>1.45009</text:p>
          </table:table-cell>
        </table:table-row>
        <table:table-row table:style-name="ro1">
          <table:table-cell office:value-type="float" office:value="-8.9" calcext:value-type="float">
            <text:p>-8.9</text:p>
          </table:table-cell>
          <table:table-cell office:value-type="float" office:value="-0.208119" calcext:value-type="float">
            <text:p>-0.208119</text:p>
          </table:table-cell>
          <table:table-cell office:value-type="float" office:value="1.43906" calcext:value-type="float">
            <text:p>1.43906</text:p>
          </table:table-cell>
        </table:table-row>
        <table:table-row table:style-name="ro1">
          <table:table-cell office:value-type="float" office:value="-8.8" calcext:value-type="float">
            <text:p>-8.8</text:p>
          </table:table-cell>
          <table:table-cell office:value-type="float" office:value="-0.237692" calcext:value-type="float">
            <text:p>-0.237692</text:p>
          </table:table-cell>
          <table:table-cell office:value-type="float" office:value="1.42221" calcext:value-type="float">
            <text:p>1.42221</text:p>
          </table:table-cell>
        </table:table-row>
        <table:table-row table:style-name="ro1">
          <table:table-cell office:value-type="float" office:value="-8.7" calcext:value-type="float">
            <text:p>-8.7</text:p>
          </table:table-cell>
          <table:table-cell office:value-type="float" office:value="-0.264604" calcext:value-type="float">
            <text:p>-0.264604</text:p>
          </table:table-cell>
          <table:table-cell office:value-type="float" office:value="1.39907" calcext:value-type="float">
            <text:p>1.39907</text:p>
          </table:table-cell>
        </table:table-row>
        <table:table-row table:style-name="ro1">
          <table:table-cell office:value-type="float" office:value="-8.6" calcext:value-type="float">
            <text:p>-8.6</text:p>
          </table:table-cell>
          <table:table-cell office:value-type="float" office:value="-0.285548" calcext:value-type="float">
            <text:p>-0.285548</text:p>
          </table:table-cell>
          <table:table-cell office:value-type="float" office:value="1.37223" calcext:value-type="float">
            <text:p>1.37223</text:p>
          </table:table-cell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-0.299965" calcext:value-type="float">
            <text:p>-0.299965</text:p>
          </table:table-cell>
          <table:table-cell office:value-type="float" office:value="1.34574" calcext:value-type="float">
            <text:p>1.34574</text:p>
          </table:table-cell>
        </table:table-row>
        <table:table-row table:style-name="ro1">
          <table:table-cell office:value-type="float" office:value="-8.4" calcext:value-type="float">
            <text:p>-8.4</text:p>
          </table:table-cell>
          <table:table-cell office:value-type="float" office:value="-0.310196" calcext:value-type="float">
            <text:p>-0.310196</text:p>
          </table:table-cell>
          <table:table-cell office:value-type="float" office:value="1.32277" calcext:value-type="float">
            <text:p>1.32277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-0.319907" calcext:value-type="float">
            <text:p>-0.319907</text:p>
          </table:table-cell>
          <table:table-cell office:value-type="float" office:value="1.30385" calcext:value-type="float">
            <text:p>1.30385</text:p>
          </table:table-cell>
        </table:table-row>
        <table:table-row table:style-name="ro1">
          <table:table-cell office:value-type="float" office:value="-8.2" calcext:value-type="float">
            <text:p>-8.2</text:p>
          </table:table-cell>
          <table:table-cell office:value-type="float" office:value="-0.331835" calcext:value-type="float">
            <text:p>-0.331835</text:p>
          </table:table-cell>
          <table:table-cell office:value-type="float" office:value="1.28686" calcext:value-type="float">
            <text:p>1.28686</text:p>
          </table:table-cell>
        </table:table-row>
        <table:table-row table:style-name="ro1">
          <table:table-cell office:value-type="float" office:value="-8.1" calcext:value-type="float">
            <text:p>-8.1</text:p>
          </table:table-cell>
          <table:table-cell office:value-type="float" office:value="-0.346253" calcext:value-type="float">
            <text:p>-0.346253</text:p>
          </table:table-cell>
          <table:table-cell office:value-type="float" office:value="1.26858" calcext:value-type="float">
            <text:p>1.2685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0.361054" calcext:value-type="float">
            <text:p>-0.361054</text:p>
          </table:table-cell>
          <table:table-cell office:value-type="float" office:value="1.24677" calcext:value-type="float">
            <text:p>1.24677</text:p>
          </table:table-cell>
        </table:table-row>
        <table:table-row table:style-name="ro1">
          <table:table-cell office:value-type="float" office:value="-7.9" calcext:value-type="float">
            <text:p>-7.9</text:p>
          </table:table-cell>
          <table:table-cell office:value-type="float" office:value="-0.37329" calcext:value-type="float">
            <text:p>-0.37329</text:p>
          </table:table-cell>
          <table:table-cell office:value-type="float" office:value="1.22151" calcext:value-type="float">
            <text:p>1.22151</text:p>
          </table:table-cell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-0.381102" calcext:value-type="float">
            <text:p>-0.381102</text:p>
          </table:table-cell>
          <table:table-cell office:value-type="float" office:value="1.19498" calcext:value-type="float">
            <text:p>1.19498</text:p>
          </table:table-cell>
        </table:table-row>
        <table:table-row table:style-name="ro1">
          <table:table-cell office:value-type="float" office:value="-7.7" calcext:value-type="float">
            <text:p>-7.7</text:p>
          </table:table-cell>
          <table:table-cell office:value-type="float" office:value="-0.384809" calcext:value-type="float">
            <text:p>-0.384809</text:p>
          </table:table-cell>
          <table:table-cell office:value-type="float" office:value="1.16989" calcext:value-type="float">
            <text:p>1.16989</text:p>
          </table:table-cell>
        </table:table-row>
        <table:table-row table:style-name="ro1">
          <table:table-cell office:value-type="float" office:value="-7.6" calcext:value-type="float">
            <text:p>-7.6</text:p>
          </table:table-cell>
          <table:table-cell office:value-type="float" office:value="-0.386521" calcext:value-type="float">
            <text:p>-0.386521</text:p>
          </table:table-cell>
          <table:table-cell office:value-type="float" office:value="1.14781" calcext:value-type="float">
            <text:p>1.14781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-0.388647" calcext:value-type="float">
            <text:p>-0.388647</text:p>
          </table:table-cell>
          <table:table-cell office:value-type="float" office:value="1.12824" calcext:value-type="float">
            <text:p>1.12824</text:p>
          </table:table-cell>
        </table:table-row>
        <table:table-row table:style-name="ro1">
          <table:table-cell office:value-type="float" office:value="-7.4" calcext:value-type="float">
            <text:p>-7.4</text:p>
          </table:table-cell>
          <table:table-cell office:value-type="float" office:value="-0.392326" calcext:value-type="float">
            <text:p>-0.392326</text:p>
          </table:table-cell>
          <table:table-cell office:value-type="float" office:value="1.10919" calcext:value-type="float">
            <text:p>1.10919</text:p>
          </table:table-cell>
        </table:table-row>
        <table:table-row table:style-name="ro1">
          <table:table-cell office:value-type="float" office:value="-7.3" calcext:value-type="float">
            <text:p>-7.3</text:p>
          </table:table-cell>
          <table:table-cell office:value-type="float" office:value="-0.396817" calcext:value-type="float">
            <text:p>-0.396817</text:p>
          </table:table-cell>
          <table:table-cell office:value-type="float" office:value="1.08863" calcext:value-type="float">
            <text:p>1.08863</text:p>
          </table:table-cell>
        </table:table-row>
        <table:table-row table:style-name="ro1">
          <table:table-cell office:value-type="float" office:value="-7.2" calcext:value-type="float">
            <text:p>-7.2</text:p>
          </table:table-cell>
          <table:table-cell office:value-type="float" office:value="-0.400171" calcext:value-type="float">
            <text:p>-0.400171</text:p>
          </table:table-cell>
          <table:table-cell office:value-type="float" office:value="1.06588" calcext:value-type="float">
            <text:p>1.06588</text:p>
          </table:table-cell>
        </table:table-row>
        <table:table-row table:style-name="ro1">
          <table:table-cell office:value-type="float" office:value="-7.1" calcext:value-type="float">
            <text:p>-7.1</text:p>
          </table:table-cell>
          <table:table-cell office:value-type="float" office:value="-0.400651" calcext:value-type="float">
            <text:p>-0.400651</text:p>
          </table:table-cell>
          <table:table-cell office:value-type="float" office:value="1.04197" calcext:value-type="float">
            <text:p>1.0419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0.397915" calcext:value-type="float">
            <text:p>-0.397915</text:p>
          </table:table-cell>
          <table:table-cell office:value-type="float" office:value="1.01886" calcext:value-type="float">
            <text:p>1.01886</text:p>
          </table:table-cell>
        </table:table-row>
        <table:table-row table:style-name="ro1">
          <table:table-cell office:value-type="float" office:value="-6.9" calcext:value-type="float">
            <text:p>-6.9</text:p>
          </table:table-cell>
          <table:table-cell office:value-type="float" office:value="-0.393176" calcext:value-type="float">
            <text:p>-0.393176</text:p>
          </table:table-cell>
          <table:table-cell office:value-type="float" office:value="0.998074" calcext:value-type="float">
            <text:p>0.998074</text:p>
          </table:table-cell>
        </table:table-row>
        <table:table-row table:style-name="ro1">
          <table:table-cell office:value-type="float" office:value="-6.8" calcext:value-type="float">
            <text:p>-6.8</text:p>
          </table:table-cell>
          <table:table-cell office:value-type="float" office:value="-0.388313" calcext:value-type="float">
            <text:p>-0.388313</text:p>
          </table:table-cell>
          <table:table-cell office:value-type="float" office:value="0.979708" calcext:value-type="float">
            <text:p>0.979708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-0.384571" calcext:value-type="float">
            <text:p>-0.384571</text:p>
          </table:table-cell>
          <table:table-cell office:value-type="float" office:value="0.962479" calcext:value-type="float">
            <text:p>0.962479</text:p>
          </table:table-cell>
        </table:table-row>
        <table:table-row table:style-name="ro1">
          <table:table-cell office:value-type="float" office:value="-6.6" calcext:value-type="float">
            <text:p>-6.6</text:p>
          </table:table-cell>
          <table:table-cell office:value-type="float" office:value="-0.381782" calcext:value-type="float">
            <text:p>-0.381782</text:p>
          </table:table-cell>
          <table:table-cell office:value-type="float" office:value="0.944697" calcext:value-type="float">
            <text:p>0.944697</text:p>
          </table:table-cell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-0.378587" calcext:value-type="float">
            <text:p>-0.378587</text:p>
          </table:table-cell>
          <table:table-cell office:value-type="float" office:value="0.925463" calcext:value-type="float">
            <text:p>0.925463</text:p>
          </table:table-cell>
        </table:table-row>
        <table:table-row table:style-name="ro1">
          <table:table-cell office:value-type="float" office:value="-6.4" calcext:value-type="float">
            <text:p>-6.4</text:p>
          </table:table-cell>
          <table:table-cell office:value-type="float" office:value="-0.373464" calcext:value-type="float">
            <text:p>-0.373464</text:p>
          </table:table-cell>
          <table:table-cell office:value-type="float" office:value="0.905257" calcext:value-type="float">
            <text:p>0.905257</text:p>
          </table:table-cell>
        </table:table-row>
        <table:table-row table:style-name="ro1">
          <table:table-cell office:value-type="float" office:value="-6.3" calcext:value-type="float">
            <text:p>-6.3</text:p>
          </table:table-cell>
          <table:table-cell office:value-type="float" office:value="-0.365824" calcext:value-type="float">
            <text:p>-0.365824</text:p>
          </table:table-cell>
          <table:table-cell office:value-type="float" office:value="0.885548" calcext:value-type="float">
            <text:p>0.885548</text:p>
          </table:table-cell>
        </table:table-row>
        <table:table-row table:style-name="ro1">
          <table:table-cell office:value-type="float" office:value="-6.2" calcext:value-type="float">
            <text:p>-6.2</text:p>
          </table:table-cell>
          <table:table-cell office:value-type="float" office:value="-0.356401" calcext:value-type="float">
            <text:p>-0.356401</text:p>
          </table:table-cell>
          <table:table-cell office:value-type="float" office:value="0.867733" calcext:value-type="float">
            <text:p>0.867733</text:p>
          </table:table-cell>
        </table:table-row>
        <table:table-row table:style-name="ro1">
          <table:table-cell office:value-type="float" office:value="-6.1" calcext:value-type="float">
            <text:p>-6.1</text:p>
          </table:table-cell>
          <table:table-cell office:value-type="float" office:value="-0.346709" calcext:value-type="float">
            <text:p>-0.346709</text:p>
          </table:table-cell>
          <table:table-cell office:value-type="float" office:value="0.852167" calcext:value-type="float">
            <text:p>0.85216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0.337977" calcext:value-type="float">
            <text:p>-0.337977</text:p>
          </table:table-cell>
          <table:table-cell office:value-type="float" office:value="0.837965" calcext:value-type="float">
            <text:p>0.837965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-0.330327" calcext:value-type="float">
            <text:p>-0.330327</text:p>
          </table:table-cell>
          <table:table-cell office:value-type="float" office:value="0.823669" calcext:value-type="float">
            <text:p>0.823669</text:p>
          </table:table-cell>
        </table:table-row>
        <table:table-row table:style-name="ro1">
          <table:table-cell office:value-type="float" office:value="-5.8" calcext:value-type="float">
            <text:p>-5.8</text:p>
          </table:table-cell>
          <table:table-cell office:value-type="float" office:value="-0.322744" calcext:value-type="float">
            <text:p>-0.322744</text:p>
          </table:table-cell>
          <table:table-cell office:value-type="float" office:value="0.808291" calcext:value-type="float">
            <text:p>0.808291</text:p>
          </table:table-cell>
        </table:table-row>
        <table:table-row table:style-name="ro1">
          <table:table-cell office:value-type="float" office:value="-5.7" calcext:value-type="float">
            <text:p>-5.7</text:p>
          </table:table-cell>
          <table:table-cell office:value-type="float" office:value="-0.313856" calcext:value-type="float">
            <text:p>-0.313856</text:p>
          </table:table-cell>
          <table:table-cell office:value-type="float" office:value="0.791994" calcext:value-type="float">
            <text:p>0.791994</text:p>
          </table:table-cell>
        </table:table-row>
        <table:table-row table:style-name="ro1">
          <table:table-cell office:value-type="float" office:value="-5.6" calcext:value-type="float">
            <text:p>-5.6</text:p>
          </table:table-cell>
          <table:table-cell office:value-type="float" office:value="-0.302933" calcext:value-type="float">
            <text:p>-0.302933</text:p>
          </table:table-cell>
          <table:table-cell office:value-type="float" office:value="0.775939" calcext:value-type="float">
            <text:p>0.775939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0.290402" calcext:value-type="float">
            <text:p>-0.290402</text:p>
          </table:table-cell>
          <table:table-cell office:value-type="float" office:value="0.761429" calcext:value-type="float">
            <text:p>0.761429</text:p>
          </table:table-cell>
        </table:table-row>
        <table:table-row table:style-name="ro1">
          <table:table-cell office:value-type="float" office:value="-5.4" calcext:value-type="float">
            <text:p>-5.4</text:p>
          </table:table-cell>
          <table:table-cell office:value-type="float" office:value="-0.277538" calcext:value-type="float">
            <text:p>-0.277538</text:p>
          </table:table-cell>
          <table:table-cell office:value-type="float" office:value="0.748979" calcext:value-type="float">
            <text:p>0.748979</text:p>
          </table:table-cell>
        </table:table-row>
        <table:table-row table:style-name="ro1">
          <table:table-cell office:value-type="float" office:value="-5.3" calcext:value-type="float">
            <text:p>-5.3</text:p>
          </table:table-cell>
          <table:table-cell office:value-type="float" office:value="-0.265551" calcext:value-type="float">
            <text:p>-0.265551</text:p>
          </table:table-cell>
          <table:table-cell office:value-type="float" office:value="0.737962" calcext:value-type="float">
            <text:p>0.737962</text:p>
          </table:table-cell>
        </table:table-row>
        <table:table-row table:style-name="ro1">
          <table:table-cell office:value-type="float" office:value="-5.2" calcext:value-type="float">
            <text:p>-5.2</text:p>
          </table:table-cell>
          <table:table-cell office:value-type="float" office:value="-0.254748" calcext:value-type="float">
            <text:p>-0.254748</text:p>
          </table:table-cell>
          <table:table-cell office:value-type="float" office:value="0.727071" calcext:value-type="float">
            <text:p>0.727071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-0.244339" calcext:value-type="float">
            <text:p>-0.244339</text:p>
          </table:table-cell>
          <table:table-cell office:value-type="float" office:value="0.715254" calcext:value-type="float">
            <text:p>0.71525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233037" calcext:value-type="float">
            <text:p>-0.233037</text:p>
          </table:table-cell>
          <table:table-cell office:value-type="float" office:value="0.70245" calcext:value-type="float">
            <text:p>0.70245</text:p>
          </table:table-cell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-0.219989" calcext:value-type="float">
            <text:p>-0.219989</text:p>
          </table:table-cell>
          <table:table-cell office:value-type="float" office:value="0.689612" calcext:value-type="float">
            <text:p>0.689612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-0.205397" calcext:value-type="float">
            <text:p>-0.205397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-0.190367" calcext:value-type="float">
            <text:p>-0.190367</text:p>
          </table:table-cell>
          <table:table-cell office:value-type="float" office:value="0.668268" calcext:value-type="float">
            <text:p>0.668268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-0.176118" calcext:value-type="float">
            <text:p>-0.176118</text:p>
          </table:table-cell>
          <table:table-cell office:value-type="float" office:value="0.659983" calcext:value-type="float">
            <text:p>0.659983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-0.163111" calcext:value-type="float">
            <text:p>-0.163111</text:p>
          </table:table-cell>
          <table:table-cell office:value-type="float" office:value="0.651932" calcext:value-type="float">
            <text:p>0.651932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-0.150723" calcext:value-type="float">
            <text:p>-0.150723</text:p>
          </table:table-cell>
          <table:table-cell office:value-type="float" office:value="0.642985" calcext:value-type="float">
            <text:p>0.642985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-0.137697" calcext:value-type="float">
            <text:p>-0.137697</text:p>
          </table:table-cell>
          <table:table-cell office:value-type="float" office:value="0.632889" calcext:value-type="float">
            <text:p>0.632889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-0.123048" calcext:value-type="float">
            <text:p>-0.123048</text:p>
          </table:table-cell>
          <table:table-cell office:value-type="float" office:value="0.622444" calcext:value-type="float">
            <text:p>0.622444</text:p>
          </table:table-cell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-0.106772" calcext:value-type="float">
            <text:p>-0.106772</text:p>
          </table:table-cell>
          <table:table-cell office:value-type="float" office:value="0.612913" calcext:value-type="float">
            <text:p>0.61291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0.0898529" calcext:value-type="float">
            <text:p>-0.0898529</text:p>
          </table:table-cell>
          <table:table-cell office:value-type="float" office:value="0.605096" calcext:value-type="float">
            <text:p>0.605096</text:p>
          </table:table-cell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-0.073554" calcext:value-type="float">
            <text:p>-0.073554</text:p>
          </table:table-cell>
          <table:table-cell office:value-type="float" office:value="0.598736" calcext:value-type="float">
            <text:p>0.598736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-0.0585" calcext:value-type="float">
            <text:p>-0.0585</text:p>
          </table:table-cell>
          <table:table-cell office:value-type="float" office:value="0.592673" calcext:value-type="float">
            <text:p>0.592673</text:p>
          </table:table-cell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-0.0442075" calcext:value-type="float">
            <text:p>-0.0442075</text:p>
          </table:table-cell>
          <table:table-cell office:value-type="float" office:value="0.585656" calcext:value-type="float">
            <text:p>0.585656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-0.0294065" calcext:value-type="float">
            <text:p>-0.0294065</text:p>
          </table:table-cell>
          <table:table-cell office:value-type="float" office:value="0.57723" calcext:value-type="float">
            <text:p>0.57723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-0.0129341" calcext:value-type="float">
            <text:p>-0.0129341</text:p>
          </table:table-cell>
          <table:table-cell office:value-type="float" office:value="0.56806" calcext:value-type="float">
            <text:p>0.56806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0.00543525" calcext:value-type="float">
            <text:p>0.00543525</text:p>
          </table:table-cell>
          <table:table-cell office:value-type="float" office:value="0.559449" calcext:value-type="float">
            <text:p>0.559449</text:p>
          </table:table-cell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0.0248239" calcext:value-type="float">
            <text:p>0.0248239</text:p>
          </table:table-cell>
          <table:table-cell office:value-type="float" office:value="0.552386" calcext:value-type="float">
            <text:p>0.552386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0.0438825" calcext:value-type="float">
            <text:p>0.0438825</text:p>
          </table:table-cell>
          <table:table-cell office:value-type="float" office:value="0.54679" calcext:value-type="float">
            <text:p>0.54679</text:p>
          </table:table-cell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0.0617836" calcext:value-type="float">
            <text:p>0.0617836</text:p>
          </table:table-cell>
          <table:table-cell office:value-type="float" office:value="0.541517" calcext:value-type="float">
            <text:p>0.54151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788687" calcext:value-type="float">
            <text:p>0.0788687</text:p>
          </table:table-cell>
          <table:table-cell office:value-type="float" office:value="0.535126" calcext:value-type="float">
            <text:p>0.535126</text:p>
          </table:table-cell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0.0964705" calcext:value-type="float">
            <text:p>0.0964705</text:p>
          </table:table-cell>
          <table:table-cell office:value-type="float" office:value="0.526889" calcext:value-type="float">
            <text:p>0.526889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0.116015" calcext:value-type="float">
            <text:p>0.116015</text:p>
          </table:table-cell>
          <table:table-cell office:value-type="float" office:value="0.517308" calcext:value-type="float">
            <text:p>0.517308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0.13803" calcext:value-type="float">
            <text:p>0.13803</text:p>
          </table:table-cell>
          <table:table-cell office:value-type="float" office:value="0.507753" calcext:value-type="float">
            <text:p>0.507753</text:p>
          </table:table-cell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0.161766" calcext:value-type="float">
            <text:p>0.161766</text:p>
          </table:table-cell>
          <table:table-cell office:value-type="float" office:value="0.499455" calcext:value-type="float">
            <text:p>0.499455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185746" calcext:value-type="float">
            <text:p>0.185746</text:p>
          </table:table-cell>
          <table:table-cell office:value-type="float" office:value="0.492544" calcext:value-type="float">
            <text:p>0.492544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0.208865" calcext:value-type="float">
            <text:p>0.208865</text:p>
          </table:table-cell>
          <table:table-cell office:value-type="float" office:value="0.485837" calcext:value-type="float">
            <text:p>0.485837</text:p>
          </table:table-cell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0.231285" calcext:value-type="float">
            <text:p>0.231285</text:p>
          </table:table-cell>
          <table:table-cell office:value-type="float" office:value="0.477558" calcext:value-type="float">
            <text:p>0.477558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0.254467" calcext:value-type="float">
            <text:p>0.254467</text:p>
          </table:table-cell>
          <table:table-cell office:value-type="float" office:value="0.46651" calcext:value-type="float">
            <text:p>0.46651</text:p>
          </table:table-cell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0.280269" calcext:value-type="float">
            <text:p>0.280269</text:p>
          </table:table-cell>
          <table:table-cell office:value-type="float" office:value="0.452872" calcext:value-type="float">
            <text:p>0.45287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309719" calcext:value-type="float">
            <text:p>0.309719</text:p>
          </table:table-cell>
          <table:table-cell office:value-type="float" office:value="0.438024" calcext:value-type="float">
            <text:p>0.438024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0.342328" calcext:value-type="float">
            <text:p>0.342328</text:p>
          </table:table-cell>
          <table:table-cell office:value-type="float" office:value="0.423461" calcext:value-type="float">
            <text:p>0.423461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0.376466" calcext:value-type="float">
            <text:p>0.376466</text:p>
          </table:table-cell>
          <table:table-cell office:value-type="float" office:value="0.409519" calcext:value-type="float">
            <text:p>0.409519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0.410608" calcext:value-type="float">
            <text:p>0.410608</text:p>
          </table:table-cell>
          <table:table-cell office:value-type="float" office:value="0.394803" calcext:value-type="float">
            <text:p>0.394803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0.444601" calcext:value-type="float">
            <text:p>0.444601</text:p>
          </table:table-cell>
          <table:table-cell office:value-type="float" office:value="0.376755" calcext:value-type="float">
            <text:p>0.376755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48006" calcext:value-type="float">
            <text:p>0.48006</text:p>
          </table:table-cell>
          <table:table-cell office:value-type="float" office:value="0.353025" calcext:value-type="float">
            <text:p>0.353025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0.519533" calcext:value-type="float">
            <text:p>0.519533</text:p>
          </table:table-cell>
          <table:table-cell office:value-type="float" office:value="0.322688" calcext:value-type="float">
            <text:p>0.322688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0.56493" calcext:value-type="float">
            <text:p>0.56493</text:p>
          </table:table-cell>
          <table:table-cell office:value-type="float" office:value="0.286401" calcext:value-type="float">
            <text:p>0.286401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0.616239" calcext:value-type="float">
            <text:p>0.616239</text:p>
          </table:table-cell>
          <table:table-cell office:value-type="float" office:value="0.24526" calcext:value-type="float">
            <text:p>0.24526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0.671423" calcext:value-type="float">
            <text:p>0.671423</text:p>
          </table:table-cell>
          <table:table-cell office:value-type="float" office:value="0.198989" calcext:value-type="float">
            <text:p>0.19898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727569" calcext:value-type="float">
            <text:p>0.727569</text:p>
          </table:table-cell>
          <table:table-cell office:value-type="float" office:value="0.144582" calcext:value-type="float">
            <text:p>0.144582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782464" calcext:value-type="float">
            <text:p>0.782464</text:p>
          </table:table-cell>
          <table:table-cell office:value-type="float" office:value="0.0762804" calcext:value-type="float">
            <text:p>0.0762804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835296" calcext:value-type="float">
            <text:p>0.835296</text:p>
          </table:table-cell>
          <table:table-cell office:value-type="float" office:value="-0.0131091" calcext:value-type="float">
            <text:p>-0.0131091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885489" calcext:value-type="float">
            <text:p>0.885489</text:p>
          </table:table-cell>
          <table:table-cell office:value-type="float" office:value="-0.130388" calcext:value-type="float">
            <text:p>-0.130388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9296" calcext:value-type="float">
            <text:p>0.9296</text:p>
          </table:table-cell>
          <table:table-cell office:value-type="float" office:value="-0.280675" calcext:value-type="float">
            <text:p>-0.280675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95718" calcext:value-type="float">
            <text:p>0.95718</text:p>
          </table:table-cell>
          <table:table-cell office:value-type="float" office:value="-0.466852" calcext:value-type="float">
            <text:p>-0.466852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947235" calcext:value-type="float">
            <text:p>0.947235</text:p>
          </table:table-cell>
          <table:table-cell office:value-type="float" office:value="-0.688286" calcext:value-type="float">
            <text:p>-0.688286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868015" calcext:value-type="float">
            <text:p>0.868015</text:p>
          </table:table-cell>
          <table:table-cell office:value-type="float" office:value="-0.935914" calcext:value-type="float">
            <text:p>-0.935914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68521" calcext:value-type="float">
            <text:p>0.68521</text:p>
          </table:table-cell>
          <table:table-cell office:value-type="float" office:value="-1.18229" calcext:value-type="float">
            <text:p>-1.18229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384388" calcext:value-type="float">
            <text:p>0.384388</text:p>
          </table:table-cell>
          <table:table-cell office:value-type="float" office:value="-1.37424" calcext:value-type="float">
            <text:p>-1.37424</text:p>
          </table:table-cell>
        </table:table-row>
        <table:table-row table:style-name="ro1">
          <table:table-cell office:value-type="float" office:value="-0.0000000000000187905" calcext:value-type="float">
            <text:p>-1.87905E-14</text:p>
          </table:table-cell>
          <table:table-cell office:value-type="float" office:value="0.0000000000000752609" calcext:value-type="float">
            <text:p>7.52609E-14</text:p>
          </table:table-cell>
          <table:table-cell office:value-type="float" office:value="-1.44828" calcext:value-type="float">
            <text:p>-1.4482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384388" calcext:value-type="float">
            <text:p>-0.384388</text:p>
          </table:table-cell>
          <table:table-cell office:value-type="float" office:value="-1.37424" calcext:value-type="float">
            <text:p>-1.3742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68521" calcext:value-type="float">
            <text:p>-0.68521</text:p>
          </table:table-cell>
          <table:table-cell office:value-type="float" office:value="-1.18229" calcext:value-type="float">
            <text:p>-1.1822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868015" calcext:value-type="float">
            <text:p>-0.868015</text:p>
          </table:table-cell>
          <table:table-cell office:value-type="float" office:value="-0.935914" calcext:value-type="float">
            <text:p>-0.93591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947235" calcext:value-type="float">
            <text:p>-0.947235</text:p>
          </table:table-cell>
          <table:table-cell office:value-type="float" office:value="-0.688286" calcext:value-type="float">
            <text:p>-0.68828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95718" calcext:value-type="float">
            <text:p>-0.95718</text:p>
          </table:table-cell>
          <table:table-cell office:value-type="float" office:value="-0.466852" calcext:value-type="float">
            <text:p>-0.46685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296" calcext:value-type="float">
            <text:p>-0.9296</text:p>
          </table:table-cell>
          <table:table-cell office:value-type="float" office:value="-0.280675" calcext:value-type="float">
            <text:p>-0.28067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885489" calcext:value-type="float">
            <text:p>-0.885489</text:p>
          </table:table-cell>
          <table:table-cell office:value-type="float" office:value="-0.130388" calcext:value-type="float">
            <text:p>-0.13038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835296" calcext:value-type="float">
            <text:p>-0.835296</text:p>
          </table:table-cell>
          <table:table-cell office:value-type="float" office:value="-0.0131091" calcext:value-type="float">
            <text:p>-0.013109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782464" calcext:value-type="float">
            <text:p>-0.782464</text:p>
          </table:table-cell>
          <table:table-cell office:value-type="float" office:value="0.0762804" calcext:value-type="float">
            <text:p>0.07628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727569" calcext:value-type="float">
            <text:p>-0.727569</text:p>
          </table:table-cell>
          <table:table-cell office:value-type="float" office:value="0.144582" calcext:value-type="float">
            <text:p>0.14458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671423" calcext:value-type="float">
            <text:p>-0.671423</text:p>
          </table:table-cell>
          <table:table-cell office:value-type="float" office:value="0.198989" calcext:value-type="float">
            <text:p>0.19898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0.616239" calcext:value-type="float">
            <text:p>-0.616239</text:p>
          </table:table-cell>
          <table:table-cell office:value-type="float" office:value="0.24526" calcext:value-type="float">
            <text:p>0.2452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0.56493" calcext:value-type="float">
            <text:p>-0.56493</text:p>
          </table:table-cell>
          <table:table-cell office:value-type="float" office:value="0.286401" calcext:value-type="float">
            <text:p>0.28640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0.519533" calcext:value-type="float">
            <text:p>-0.519533</text:p>
          </table:table-cell>
          <table:table-cell office:value-type="float" office:value="0.322688" calcext:value-type="float">
            <text:p>0.32268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48006" calcext:value-type="float">
            <text:p>-0.48006</text:p>
          </table:table-cell>
          <table:table-cell office:value-type="float" office:value="0.353025" calcext:value-type="float">
            <text:p>0.35302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0.444601" calcext:value-type="float">
            <text:p>-0.444601</text:p>
          </table:table-cell>
          <table:table-cell office:value-type="float" office:value="0.376755" calcext:value-type="float">
            <text:p>0.37675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0.410608" calcext:value-type="float">
            <text:p>-0.410608</text:p>
          </table:table-cell>
          <table:table-cell office:value-type="float" office:value="0.394803" calcext:value-type="float">
            <text:p>0.39480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0.376466" calcext:value-type="float">
            <text:p>-0.376466</text:p>
          </table:table-cell>
          <table:table-cell office:value-type="float" office:value="0.409519" calcext:value-type="float">
            <text:p>0.40951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0.342328" calcext:value-type="float">
            <text:p>-0.342328</text:p>
          </table:table-cell>
          <table:table-cell office:value-type="float" office:value="0.423461" calcext:value-type="float">
            <text:p>0.4234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309719" calcext:value-type="float">
            <text:p>-0.309719</text:p>
          </table:table-cell>
          <table:table-cell office:value-type="float" office:value="0.438024" calcext:value-type="float">
            <text:p>0.43802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0.280269" calcext:value-type="float">
            <text:p>-0.280269</text:p>
          </table:table-cell>
          <table:table-cell office:value-type="float" office:value="0.452872" calcext:value-type="float">
            <text:p>0.45287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0.254467" calcext:value-type="float">
            <text:p>-0.254467</text:p>
          </table:table-cell>
          <table:table-cell office:value-type="float" office:value="0.46651" calcext:value-type="float">
            <text:p>0.4665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0.231285" calcext:value-type="float">
            <text:p>-0.231285</text:p>
          </table:table-cell>
          <table:table-cell office:value-type="float" office:value="0.477558" calcext:value-type="float">
            <text:p>0.47755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0.208865" calcext:value-type="float">
            <text:p>-0.208865</text:p>
          </table:table-cell>
          <table:table-cell office:value-type="float" office:value="0.485837" calcext:value-type="float">
            <text:p>0.48583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0.185746" calcext:value-type="float">
            <text:p>-0.185746</text:p>
          </table:table-cell>
          <table:table-cell office:value-type="float" office:value="0.492544" calcext:value-type="float">
            <text:p>0.49254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161766" calcext:value-type="float">
            <text:p>-0.161766</text:p>
          </table:table-cell>
          <table:table-cell office:value-type="float" office:value="0.499455" calcext:value-type="float">
            <text:p>0.49945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-0.13803" calcext:value-type="float">
            <text:p>-0.13803</text:p>
          </table:table-cell>
          <table:table-cell office:value-type="float" office:value="0.507753" calcext:value-type="float">
            <text:p>0.50775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0.116015" calcext:value-type="float">
            <text:p>-0.116015</text:p>
          </table:table-cell>
          <table:table-cell office:value-type="float" office:value="0.517308" calcext:value-type="float">
            <text:p>0.517308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0.0964705" calcext:value-type="float">
            <text:p>-0.0964705</text:p>
          </table:table-cell>
          <table:table-cell office:value-type="float" office:value="0.526889" calcext:value-type="float">
            <text:p>0.5268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788687" calcext:value-type="float">
            <text:p>-0.0788687</text:p>
          </table:table-cell>
          <table:table-cell office:value-type="float" office:value="0.535126" calcext:value-type="float">
            <text:p>0.53512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0617836" calcext:value-type="float">
            <text:p>-0.0617836</text:p>
          </table:table-cell>
          <table:table-cell office:value-type="float" office:value="0.541517" calcext:value-type="float">
            <text:p>0.54151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-0.0438825" calcext:value-type="float">
            <text:p>-0.0438825</text:p>
          </table:table-cell>
          <table:table-cell office:value-type="float" office:value="0.54679" calcext:value-type="float">
            <text:p>0.5467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-0.0248239" calcext:value-type="float">
            <text:p>-0.0248239</text:p>
          </table:table-cell>
          <table:table-cell office:value-type="float" office:value="0.552386" calcext:value-type="float">
            <text:p>0.552386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-0.00543525" calcext:value-type="float">
            <text:p>-0.00543525</text:p>
          </table:table-cell>
          <table:table-cell office:value-type="float" office:value="0.559449" calcext:value-type="float">
            <text:p>0.55944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129341" calcext:value-type="float">
            <text:p>0.0129341</text:p>
          </table:table-cell>
          <table:table-cell office:value-type="float" office:value="0.56806" calcext:value-type="float">
            <text:p>0.5680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0294065" calcext:value-type="float">
            <text:p>0.0294065</text:p>
          </table:table-cell>
          <table:table-cell office:value-type="float" office:value="0.57723" calcext:value-type="float">
            <text:p>0.5772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0442075" calcext:value-type="float">
            <text:p>0.0442075</text:p>
          </table:table-cell>
          <table:table-cell office:value-type="float" office:value="0.585656" calcext:value-type="float">
            <text:p>0.58565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592673" calcext:value-type="float">
            <text:p>0.59267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073554" calcext:value-type="float">
            <text:p>0.073554</text:p>
          </table:table-cell>
          <table:table-cell office:value-type="float" office:value="0.598736" calcext:value-type="float">
            <text:p>0.5987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98529" calcext:value-type="float">
            <text:p>0.0898529</text:p>
          </table:table-cell>
          <table:table-cell office:value-type="float" office:value="0.605096" calcext:value-type="float">
            <text:p>0.605096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06772" calcext:value-type="float">
            <text:p>0.106772</text:p>
          </table:table-cell>
          <table:table-cell office:value-type="float" office:value="0.612913" calcext:value-type="float">
            <text:p>0.61291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23048" calcext:value-type="float">
            <text:p>0.123048</text:p>
          </table:table-cell>
          <table:table-cell office:value-type="float" office:value="0.622444" calcext:value-type="float">
            <text:p>0.62244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137697" calcext:value-type="float">
            <text:p>0.137697</text:p>
          </table:table-cell>
          <table:table-cell office:value-type="float" office:value="0.632889" calcext:value-type="float">
            <text:p>0.63288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150723" calcext:value-type="float">
            <text:p>0.150723</text:p>
          </table:table-cell>
          <table:table-cell office:value-type="float" office:value="0.642985" calcext:value-type="float">
            <text:p>0.64298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163111" calcext:value-type="float">
            <text:p>0.163111</text:p>
          </table:table-cell>
          <table:table-cell office:value-type="float" office:value="0.651932" calcext:value-type="float">
            <text:p>0.65193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76118" calcext:value-type="float">
            <text:p>0.176118</text:p>
          </table:table-cell>
          <table:table-cell office:value-type="float" office:value="0.659983" calcext:value-type="float">
            <text:p>0.65998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90367" calcext:value-type="float">
            <text:p>0.190367</text:p>
          </table:table-cell>
          <table:table-cell office:value-type="float" office:value="0.668268" calcext:value-type="float">
            <text:p>0.668268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205397" calcext:value-type="float">
            <text:p>0.205397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219989" calcext:value-type="float">
            <text:p>0.219989</text:p>
          </table:table-cell>
          <table:table-cell office:value-type="float" office:value="0.689612" calcext:value-type="float">
            <text:p>0.6896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3037" calcext:value-type="float">
            <text:p>0.233037</text:p>
          </table:table-cell>
          <table:table-cell office:value-type="float" office:value="0.70245" calcext:value-type="float">
            <text:p>0.7024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244339" calcext:value-type="float">
            <text:p>0.244339</text:p>
          </table:table-cell>
          <table:table-cell office:value-type="float" office:value="0.715254" calcext:value-type="float">
            <text:p>0.71525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254748" calcext:value-type="float">
            <text:p>0.254748</text:p>
          </table:table-cell>
          <table:table-cell office:value-type="float" office:value="0.727071" calcext:value-type="float">
            <text:p>0.727071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265551" calcext:value-type="float">
            <text:p>0.265551</text:p>
          </table:table-cell>
          <table:table-cell office:value-type="float" office:value="0.737962" calcext:value-type="float">
            <text:p>0.73796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277538" calcext:value-type="float">
            <text:p>0.277538</text:p>
          </table:table-cell>
          <table:table-cell office:value-type="float" office:value="0.748979" calcext:value-type="float">
            <text:p>0.74897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290402" calcext:value-type="float">
            <text:p>0.290402</text:p>
          </table:table-cell>
          <table:table-cell office:value-type="float" office:value="0.761429" calcext:value-type="float">
            <text:p>0.761429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302933" calcext:value-type="float">
            <text:p>0.302933</text:p>
          </table:table-cell>
          <table:table-cell office:value-type="float" office:value="0.775939" calcext:value-type="float">
            <text:p>0.775939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313856" calcext:value-type="float">
            <text:p>0.313856</text:p>
          </table:table-cell>
          <table:table-cell office:value-type="float" office:value="0.791994" calcext:value-type="float">
            <text:p>0.79199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322744" calcext:value-type="float">
            <text:p>0.322744</text:p>
          </table:table-cell>
          <table:table-cell office:value-type="float" office:value="0.808291" calcext:value-type="float">
            <text:p>0.80829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330327" calcext:value-type="float">
            <text:p>0.330327</text:p>
          </table:table-cell>
          <table:table-cell office:value-type="float" office:value="0.823669" calcext:value-type="float">
            <text:p>0.8236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7977" calcext:value-type="float">
            <text:p>0.337977</text:p>
          </table:table-cell>
          <table:table-cell office:value-type="float" office:value="0.837965" calcext:value-type="float">
            <text:p>0.83796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346709" calcext:value-type="float">
            <text:p>0.346709</text:p>
          </table:table-cell>
          <table:table-cell office:value-type="float" office:value="0.852167" calcext:value-type="float">
            <text:p>0.8521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356401" calcext:value-type="float">
            <text:p>0.356401</text:p>
          </table:table-cell>
          <table:table-cell office:value-type="float" office:value="0.867733" calcext:value-type="float">
            <text:p>0.86773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365824" calcext:value-type="float">
            <text:p>0.365824</text:p>
          </table:table-cell>
          <table:table-cell office:value-type="float" office:value="0.885548" calcext:value-type="float">
            <text:p>0.88554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373464" calcext:value-type="float">
            <text:p>0.373464</text:p>
          </table:table-cell>
          <table:table-cell office:value-type="float" office:value="0.905257" calcext:value-type="float">
            <text:p>0.90525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378587" calcext:value-type="float">
            <text:p>0.378587</text:p>
          </table:table-cell>
          <table:table-cell office:value-type="float" office:value="0.925463" calcext:value-type="float">
            <text:p>0.92546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381782" calcext:value-type="float">
            <text:p>0.381782</text:p>
          </table:table-cell>
          <table:table-cell office:value-type="float" office:value="0.944697" calcext:value-type="float">
            <text:p>0.94469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384571" calcext:value-type="float">
            <text:p>0.384571</text:p>
          </table:table-cell>
          <table:table-cell office:value-type="float" office:value="0.962479" calcext:value-type="float">
            <text:p>0.96247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388313" calcext:value-type="float">
            <text:p>0.388313</text:p>
          </table:table-cell>
          <table:table-cell office:value-type="float" office:value="0.979708" calcext:value-type="float">
            <text:p>0.979708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393176" calcext:value-type="float">
            <text:p>0.393176</text:p>
          </table:table-cell>
          <table:table-cell office:value-type="float" office:value="0.998074" calcext:value-type="float">
            <text:p>0.9980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7915" calcext:value-type="float">
            <text:p>0.397915</text:p>
          </table:table-cell>
          <table:table-cell office:value-type="float" office:value="1.01886" calcext:value-type="float">
            <text:p>1.01886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400651" calcext:value-type="float">
            <text:p>0.400651</text:p>
          </table:table-cell>
          <table:table-cell office:value-type="float" office:value="1.04197" calcext:value-type="float">
            <text:p>1.0419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400171" calcext:value-type="float">
            <text:p>0.400171</text:p>
          </table:table-cell>
          <table:table-cell office:value-type="float" office:value="1.06588" calcext:value-type="float">
            <text:p>1.06588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396817" calcext:value-type="float">
            <text:p>0.396817</text:p>
          </table:table-cell>
          <table:table-cell office:value-type="float" office:value="1.08863" calcext:value-type="float">
            <text:p>1.0886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392326" calcext:value-type="float">
            <text:p>0.392326</text:p>
          </table:table-cell>
          <table:table-cell office:value-type="float" office:value="1.10919" calcext:value-type="float">
            <text:p>1.1091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388647" calcext:value-type="float">
            <text:p>0.388647</text:p>
          </table:table-cell>
          <table:table-cell office:value-type="float" office:value="1.12824" calcext:value-type="float">
            <text:p>1.12824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386521" calcext:value-type="float">
            <text:p>0.386521</text:p>
          </table:table-cell>
          <table:table-cell office:value-type="float" office:value="1.14781" calcext:value-type="float">
            <text:p>1.14781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384809" calcext:value-type="float">
            <text:p>0.384809</text:p>
          </table:table-cell>
          <table:table-cell office:value-type="float" office:value="1.16989" calcext:value-type="float">
            <text:p>1.16989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381102" calcext:value-type="float">
            <text:p>0.381102</text:p>
          </table:table-cell>
          <table:table-cell office:value-type="float" office:value="1.19498" calcext:value-type="float">
            <text:p>1.19498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37329" calcext:value-type="float">
            <text:p>0.37329</text:p>
          </table:table-cell>
          <table:table-cell office:value-type="float" office:value="1.22151" calcext:value-type="float">
            <text:p>1.221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61054" calcext:value-type="float">
            <text:p>0.361054</text:p>
          </table:table-cell>
          <table:table-cell office:value-type="float" office:value="1.24677" calcext:value-type="float">
            <text:p>1.2467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346253" calcext:value-type="float">
            <text:p>0.346253</text:p>
          </table:table-cell>
          <table:table-cell office:value-type="float" office:value="1.26858" calcext:value-type="float">
            <text:p>1.26858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331835" calcext:value-type="float">
            <text:p>0.331835</text:p>
          </table:table-cell>
          <table:table-cell office:value-type="float" office:value="1.28686" calcext:value-type="float">
            <text:p>1.2868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319907" calcext:value-type="float">
            <text:p>0.319907</text:p>
          </table:table-cell>
          <table:table-cell office:value-type="float" office:value="1.30385" calcext:value-type="float">
            <text:p>1.3038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310196" calcext:value-type="float">
            <text:p>0.310196</text:p>
          </table:table-cell>
          <table:table-cell office:value-type="float" office:value="1.32277" calcext:value-type="float">
            <text:p>1.3227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299965" calcext:value-type="float">
            <text:p>0.299965</text:p>
          </table:table-cell>
          <table:table-cell office:value-type="float" office:value="1.34574" calcext:value-type="float">
            <text:p>1.34574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285548" calcext:value-type="float">
            <text:p>0.285548</text:p>
          </table:table-cell>
          <table:table-cell office:value-type="float" office:value="1.37223" calcext:value-type="float">
            <text:p>1.3722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264604" calcext:value-type="float">
            <text:p>0.264604</text:p>
          </table:table-cell>
          <table:table-cell office:value-type="float" office:value="1.39907" calcext:value-type="float">
            <text:p>1.3990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237692" calcext:value-type="float">
            <text:p>0.237692</text:p>
          </table:table-cell>
          <table:table-cell office:value-type="float" office:value="1.42221" calcext:value-type="float">
            <text:p>1.42221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208119" calcext:value-type="float">
            <text:p>0.208119</text:p>
          </table:table-cell>
          <table:table-cell office:value-type="float" office:value="1.43906" calcext:value-type="float">
            <text:p>1.439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0085" calcext:value-type="float">
            <text:p>0.180085</text:p>
          </table:table-cell>
          <table:table-cell office:value-type="float" office:value="1.45009" calcext:value-type="float">
            <text:p>1.45009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156224" calcext:value-type="float">
            <text:p>0.156224</text:p>
          </table:table-cell>
          <table:table-cell office:value-type="float" office:value="1.45861" calcext:value-type="float">
            <text:p>1.45861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136033" calcext:value-type="float">
            <text:p>0.136033</text:p>
          </table:table-cell>
          <table:table-cell office:value-type="float" office:value="1.46875" calcext:value-type="float">
            <text:p>1.46875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116174" calcext:value-type="float">
            <text:p>0.116174</text:p>
          </table:table-cell>
          <table:table-cell office:value-type="float" office:value="1.48309" calcext:value-type="float">
            <text:p>1.48309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0924596" calcext:value-type="float">
            <text:p>0.0924596</text:p>
          </table:table-cell>
          <table:table-cell office:value-type="float" office:value="1.50103" calcext:value-type="float">
            <text:p>1.5010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062314" calcext:value-type="float">
            <text:p>0.062314</text:p>
          </table:table-cell>
          <table:table-cell office:value-type="float" office:value="1.51924" calcext:value-type="float">
            <text:p>1.5192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0262091" calcext:value-type="float">
            <text:p>0.0262091</text:p>
          </table:table-cell>
          <table:table-cell office:value-type="float" office:value="1.53356" calcext:value-type="float">
            <text:p>1.53356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-0.012752" calcext:value-type="float">
            <text:p>-0.012752</text:p>
          </table:table-cell>
          <table:table-cell office:value-type="float" office:value="1.54144" calcext:value-type="float">
            <text:p>1.54144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-0.0507809" calcext:value-type="float">
            <text:p>-0.0507809</text:p>
          </table:table-cell>
          <table:table-cell office:value-type="float" office:value="1.54318" calcext:value-type="float">
            <text:p>1.54318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-0.0856286" calcext:value-type="float">
            <text:p>-0.0856286</text:p>
          </table:table-cell>
          <table:table-cell office:value-type="float" office:value="1.5415" calcext:value-type="float">
            <text:p>1.54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117725" calcext:value-type="float">
            <text:p>-0.117725</text:p>
          </table:table-cell>
          <table:table-cell office:value-type="float" office:value="1.53962" calcext:value-type="float">
            <text:p>1.539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2T13:37:35.679000000</dc:date>
    <meta:editing-duration>PT1M23S</meta:editing-duration>
    <meta:editing-cycles>1</meta:editing-cycles>
    <meta:document-statistic meta:table-count="1" meta:cell-count="603" meta:object-count="1"/>
    <meta:generator>LibreOffice/6.0.4.2$Windows_x86 LibreOffice_project/9b0d9b32d5dcda91d2f1a96dc04c645c450872b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551cm" svg:height="9.006cm" xlink:href=".." xlink:type="simple" chart:class="chart:scatter" chart:style-name="ch1">
        <chart:legend chart:legend-position="end" svg:x="22.514cm" svg:y="3.955cm" style:legend-expansion="high" chart:style-name="ch2"/>
        <chart:plot-area chart:style-name="ch3" table:cell-range-address="Riemann.A1:Riemann.C201" svg:x="0.511cm" svg:y="0.18cm" svg:width="21.492cm" svg:height="8.646cm">
          <chartooo:coordinate-region svg:x="0.749cm" svg:y="0.379cm" svg:width="21.067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iemann.B1:Riemann.B201" chart:class="chart:scatter">
            <chart:domain table:cell-range-address="Riemann.A1:Riemann.A201"/>
            <chart:data-point chart:repeated="201"/>
          </chart:series>
          <chart:series chart:style-name="ch7" chart:values-cell-range-address="Riemann.C1:Riemann.C201" chart:class="chart:scatte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Riemann.A1:Riemann.A201</svg:desc>
                </draw:g>
              </table:table-cell>
              <table:table-cell office:value-type="float" office:value="0.117725">
                <text:p>0.117725</text:p>
                <draw:g>
                  <svg:desc>Riemann.B1:Riemann.B201</svg:desc>
                </draw:g>
              </table:table-cell>
              <table:table-cell office:value-type="float" office:value="1.53962">
                <text:p>1.53962</text:p>
                <draw:g>
                  <svg:desc>Riemann.C1:Riemann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9">
                <text:p>-9.9</text:p>
              </table:table-cell>
              <table:table-cell office:value-type="float" office:value="0.0856286">
                <text:p>0.0856286</text:p>
              </table:table-cell>
              <table:table-cell office:value-type="float" office:value="1.5415">
                <text:p>1.5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8">
                <text:p>-9.8</text:p>
              </table:table-cell>
              <table:table-cell office:value-type="float" office:value="0.0507809">
                <text:p>0.0507809</text:p>
              </table:table-cell>
              <table:table-cell office:value-type="float" office:value="1.54318">
                <text:p>1.54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7">
                <text:p>-9.7</text:p>
              </table:table-cell>
              <table:table-cell office:value-type="float" office:value="0.012752">
                <text:p>0.012752</text:p>
              </table:table-cell>
              <table:table-cell office:value-type="float" office:value="1.54144">
                <text:p>1.54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6">
                <text:p>-9.6</text:p>
              </table:table-cell>
              <table:table-cell office:value-type="float" office:value="-0.0262091">
                <text:p>-0.0262091</text:p>
              </table:table-cell>
              <table:table-cell office:value-type="float" office:value="1.53356">
                <text:p>1.53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5">
                <text:p>-9.5</text:p>
              </table:table-cell>
              <table:table-cell office:value-type="float" office:value="-0.062314">
                <text:p>-0.062314</text:p>
              </table:table-cell>
              <table:table-cell office:value-type="float" office:value="1.51924">
                <text:p>1.51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4">
                <text:p>-9.4</text:p>
              </table:table-cell>
              <table:table-cell office:value-type="float" office:value="-0.0924596">
                <text:p>-0.0924596</text:p>
              </table:table-cell>
              <table:table-cell office:value-type="float" office:value="1.50103">
                <text:p>1.50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3">
                <text:p>-9.3</text:p>
              </table:table-cell>
              <table:table-cell office:value-type="float" office:value="-0.116174">
                <text:p>-0.116174</text:p>
              </table:table-cell>
              <table:table-cell office:value-type="float" office:value="1.48309">
                <text:p>1.48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2">
                <text:p>-9.2</text:p>
              </table:table-cell>
              <table:table-cell office:value-type="float" office:value="-0.136033">
                <text:p>-0.136033</text:p>
              </table:table-cell>
              <table:table-cell office:value-type="float" office:value="1.46875">
                <text:p>1.4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1">
                <text:p>-9.1</text:p>
              </table:table-cell>
              <table:table-cell office:value-type="float" office:value="-0.156224">
                <text:p>-0.156224</text:p>
              </table:table-cell>
              <table:table-cell office:value-type="float" office:value="1.45861">
                <text:p>1.458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-0.180085">
                <text:p>-0.180085</text:p>
              </table:table-cell>
              <table:table-cell office:value-type="float" office:value="1.45009">
                <text:p>1.45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9">
                <text:p>-8.9</text:p>
              </table:table-cell>
              <table:table-cell office:value-type="float" office:value="-0.208119">
                <text:p>-0.208119</text:p>
              </table:table-cell>
              <table:table-cell office:value-type="float" office:value="1.43906">
                <text:p>1.43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8">
                <text:p>-8.8</text:p>
              </table:table-cell>
              <table:table-cell office:value-type="float" office:value="-0.237692">
                <text:p>-0.237692</text:p>
              </table:table-cell>
              <table:table-cell office:value-type="float" office:value="1.42221">
                <text:p>1.42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7">
                <text:p>-8.7</text:p>
              </table:table-cell>
              <table:table-cell office:value-type="float" office:value="-0.264604">
                <text:p>-0.264604</text:p>
              </table:table-cell>
              <table:table-cell office:value-type="float" office:value="1.39907">
                <text:p>1.39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6">
                <text:p>-8.6</text:p>
              </table:table-cell>
              <table:table-cell office:value-type="float" office:value="-0.285548">
                <text:p>-0.285548</text:p>
              </table:table-cell>
              <table:table-cell office:value-type="float" office:value="1.37223">
                <text:p>1.372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5">
                <text:p>-8.5</text:p>
              </table:table-cell>
              <table:table-cell office:value-type="float" office:value="-0.299965">
                <text:p>-0.299965</text:p>
              </table:table-cell>
              <table:table-cell office:value-type="float" office:value="1.34574">
                <text:p>1.345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4">
                <text:p>-8.4</text:p>
              </table:table-cell>
              <table:table-cell office:value-type="float" office:value="-0.310196">
                <text:p>-0.310196</text:p>
              </table:table-cell>
              <table:table-cell office:value-type="float" office:value="1.32277">
                <text:p>1.32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3">
                <text:p>-8.3</text:p>
              </table:table-cell>
              <table:table-cell office:value-type="float" office:value="-0.319907">
                <text:p>-0.319907</text:p>
              </table:table-cell>
              <table:table-cell office:value-type="float" office:value="1.30385">
                <text:p>1.303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2">
                <text:p>-8.2</text:p>
              </table:table-cell>
              <table:table-cell office:value-type="float" office:value="-0.331835">
                <text:p>-0.331835</text:p>
              </table:table-cell>
              <table:table-cell office:value-type="float" office:value="1.28686">
                <text:p>1.28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.1">
                <text:p>-8.1</text:p>
              </table:table-cell>
              <table:table-cell office:value-type="float" office:value="-0.346253">
                <text:p>-0.346253</text:p>
              </table:table-cell>
              <table:table-cell office:value-type="float" office:value="1.26858">
                <text:p>1.268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">
                <text:p>-8</text:p>
              </table:table-cell>
              <table:table-cell office:value-type="float" office:value="-0.361054">
                <text:p>-0.361054</text:p>
              </table:table-cell>
              <table:table-cell office:value-type="float" office:value="1.24677">
                <text:p>1.246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9">
                <text:p>-7.9</text:p>
              </table:table-cell>
              <table:table-cell office:value-type="float" office:value="-0.37329">
                <text:p>-0.37329</text:p>
              </table:table-cell>
              <table:table-cell office:value-type="float" office:value="1.22151">
                <text:p>1.221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8">
                <text:p>-7.8</text:p>
              </table:table-cell>
              <table:table-cell office:value-type="float" office:value="-0.381102">
                <text:p>-0.381102</text:p>
              </table:table-cell>
              <table:table-cell office:value-type="float" office:value="1.19498">
                <text:p>1.194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7">
                <text:p>-7.7</text:p>
              </table:table-cell>
              <table:table-cell office:value-type="float" office:value="-0.384809">
                <text:p>-0.384809</text:p>
              </table:table-cell>
              <table:table-cell office:value-type="float" office:value="1.16989">
                <text:p>1.169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6">
                <text:p>-7.6</text:p>
              </table:table-cell>
              <table:table-cell office:value-type="float" office:value="-0.386521">
                <text:p>-0.386521</text:p>
              </table:table-cell>
              <table:table-cell office:value-type="float" office:value="1.14781">
                <text:p>1.147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5">
                <text:p>-7.5</text:p>
              </table:table-cell>
              <table:table-cell office:value-type="float" office:value="-0.388647">
                <text:p>-0.388647</text:p>
              </table:table-cell>
              <table:table-cell office:value-type="float" office:value="1.12824">
                <text:p>1.128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4">
                <text:p>-7.4</text:p>
              </table:table-cell>
              <table:table-cell office:value-type="float" office:value="-0.392326">
                <text:p>-0.392326</text:p>
              </table:table-cell>
              <table:table-cell office:value-type="float" office:value="1.10919">
                <text:p>1.109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3">
                <text:p>-7.3</text:p>
              </table:table-cell>
              <table:table-cell office:value-type="float" office:value="-0.396817">
                <text:p>-0.396817</text:p>
              </table:table-cell>
              <table:table-cell office:value-type="float" office:value="1.08863">
                <text:p>1.088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2">
                <text:p>-7.2</text:p>
              </table:table-cell>
              <table:table-cell office:value-type="float" office:value="-0.400171">
                <text:p>-0.400171</text:p>
              </table:table-cell>
              <table:table-cell office:value-type="float" office:value="1.06588">
                <text:p>1.06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1">
                <text:p>-7.1</text:p>
              </table:table-cell>
              <table:table-cell office:value-type="float" office:value="-0.400651">
                <text:p>-0.400651</text:p>
              </table:table-cell>
              <table:table-cell office:value-type="float" office:value="1.04197">
                <text:p>1.041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">
                <text:p>-7</text:p>
              </table:table-cell>
              <table:table-cell office:value-type="float" office:value="-0.397915">
                <text:p>-0.397915</text:p>
              </table:table-cell>
              <table:table-cell office:value-type="float" office:value="1.01886">
                <text:p>1.018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9">
                <text:p>-6.9</text:p>
              </table:table-cell>
              <table:table-cell office:value-type="float" office:value="-0.393176">
                <text:p>-0.393176</text:p>
              </table:table-cell>
              <table:table-cell office:value-type="float" office:value="0.998074">
                <text:p>0.9980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8">
                <text:p>-6.8</text:p>
              </table:table-cell>
              <table:table-cell office:value-type="float" office:value="-0.388313">
                <text:p>-0.388313</text:p>
              </table:table-cell>
              <table:table-cell office:value-type="float" office:value="0.979708">
                <text:p>0.9797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7">
                <text:p>-6.7</text:p>
              </table:table-cell>
              <table:table-cell office:value-type="float" office:value="-0.384571">
                <text:p>-0.384571</text:p>
              </table:table-cell>
              <table:table-cell office:value-type="float" office:value="0.962479">
                <text:p>0.962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6">
                <text:p>-6.6</text:p>
              </table:table-cell>
              <table:table-cell office:value-type="float" office:value="-0.381782">
                <text:p>-0.381782</text:p>
              </table:table-cell>
              <table:table-cell office:value-type="float" office:value="0.944697">
                <text:p>0.9446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5">
                <text:p>-6.5</text:p>
              </table:table-cell>
              <table:table-cell office:value-type="float" office:value="-0.378587">
                <text:p>-0.378587</text:p>
              </table:table-cell>
              <table:table-cell office:value-type="float" office:value="0.925463">
                <text:p>0.9254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4">
                <text:p>-6.4</text:p>
              </table:table-cell>
              <table:table-cell office:value-type="float" office:value="-0.373464">
                <text:p>-0.373464</text:p>
              </table:table-cell>
              <table:table-cell office:value-type="float" office:value="0.905257">
                <text:p>0.9052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3">
                <text:p>-6.3</text:p>
              </table:table-cell>
              <table:table-cell office:value-type="float" office:value="-0.365824">
                <text:p>-0.365824</text:p>
              </table:table-cell>
              <table:table-cell office:value-type="float" office:value="0.885548">
                <text:p>0.8855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2">
                <text:p>-6.2</text:p>
              </table:table-cell>
              <table:table-cell office:value-type="float" office:value="-0.356401">
                <text:p>-0.356401</text:p>
              </table:table-cell>
              <table:table-cell office:value-type="float" office:value="0.867733">
                <text:p>0.8677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.1">
                <text:p>-6.1</text:p>
              </table:table-cell>
              <table:table-cell office:value-type="float" office:value="-0.346709">
                <text:p>-0.346709</text:p>
              </table:table-cell>
              <table:table-cell office:value-type="float" office:value="0.852167">
                <text:p>0.8521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">
                <text:p>-6</text:p>
              </table:table-cell>
              <table:table-cell office:value-type="float" office:value="-0.337977">
                <text:p>-0.337977</text:p>
              </table:table-cell>
              <table:table-cell office:value-type="float" office:value="0.837965">
                <text:p>0.8379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9">
                <text:p>-5.9</text:p>
              </table:table-cell>
              <table:table-cell office:value-type="float" office:value="-0.330327">
                <text:p>-0.330327</text:p>
              </table:table-cell>
              <table:table-cell office:value-type="float" office:value="0.823669">
                <text:p>0.8236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8">
                <text:p>-5.8</text:p>
              </table:table-cell>
              <table:table-cell office:value-type="float" office:value="-0.322744">
                <text:p>-0.322744</text:p>
              </table:table-cell>
              <table:table-cell office:value-type="float" office:value="0.808291">
                <text:p>0.8082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7">
                <text:p>-5.7</text:p>
              </table:table-cell>
              <table:table-cell office:value-type="float" office:value="-0.313856">
                <text:p>-0.313856</text:p>
              </table:table-cell>
              <table:table-cell office:value-type="float" office:value="0.791994">
                <text:p>0.7919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6">
                <text:p>-5.6</text:p>
              </table:table-cell>
              <table:table-cell office:value-type="float" office:value="-0.302933">
                <text:p>-0.302933</text:p>
              </table:table-cell>
              <table:table-cell office:value-type="float" office:value="0.775939">
                <text:p>0.7759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5">
                <text:p>-5.5</text:p>
              </table:table-cell>
              <table:table-cell office:value-type="float" office:value="-0.290402">
                <text:p>-0.290402</text:p>
              </table:table-cell>
              <table:table-cell office:value-type="float" office:value="0.761429">
                <text:p>0.7614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4">
                <text:p>-5.4</text:p>
              </table:table-cell>
              <table:table-cell office:value-type="float" office:value="-0.277538">
                <text:p>-0.277538</text:p>
              </table:table-cell>
              <table:table-cell office:value-type="float" office:value="0.748979">
                <text:p>0.7489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3">
                <text:p>-5.3</text:p>
              </table:table-cell>
              <table:table-cell office:value-type="float" office:value="-0.265551">
                <text:p>-0.265551</text:p>
              </table:table-cell>
              <table:table-cell office:value-type="float" office:value="0.737962">
                <text:p>0.7379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2">
                <text:p>-5.2</text:p>
              </table:table-cell>
              <table:table-cell office:value-type="float" office:value="-0.254748">
                <text:p>-0.254748</text:p>
              </table:table-cell>
              <table:table-cell office:value-type="float" office:value="0.727071">
                <text:p>0.7270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1">
                <text:p>-5.1</text:p>
              </table:table-cell>
              <table:table-cell office:value-type="float" office:value="-0.244339">
                <text:p>-0.244339</text:p>
              </table:table-cell>
              <table:table-cell office:value-type="float" office:value="0.715254">
                <text:p>0.7152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">
                <text:p>-5</text:p>
              </table:table-cell>
              <table:table-cell office:value-type="float" office:value="-0.233037">
                <text:p>-0.233037</text:p>
              </table:table-cell>
              <table:table-cell office:value-type="float" office:value="0.70245">
                <text:p>0.702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9">
                <text:p>-4.9</text:p>
              </table:table-cell>
              <table:table-cell office:value-type="float" office:value="-0.219989">
                <text:p>-0.219989</text:p>
              </table:table-cell>
              <table:table-cell office:value-type="float" office:value="0.689612">
                <text:p>0.6896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8">
                <text:p>-4.8</text:p>
              </table:table-cell>
              <table:table-cell office:value-type="float" office:value="-0.205397">
                <text:p>-0.205397</text:p>
              </table:table-cell>
              <table:table-cell office:value-type="float" office:value="0.678">
                <text:p>0.6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7">
                <text:p>-4.7</text:p>
              </table:table-cell>
              <table:table-cell office:value-type="float" office:value="-0.190367">
                <text:p>-0.190367</text:p>
              </table:table-cell>
              <table:table-cell office:value-type="float" office:value="0.668268">
                <text:p>0.6682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6">
                <text:p>-4.6</text:p>
              </table:table-cell>
              <table:table-cell office:value-type="float" office:value="-0.176118">
                <text:p>-0.176118</text:p>
              </table:table-cell>
              <table:table-cell office:value-type="float" office:value="0.659983">
                <text:p>0.6599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5">
                <text:p>-4.5</text:p>
              </table:table-cell>
              <table:table-cell office:value-type="float" office:value="-0.163111">
                <text:p>-0.163111</text:p>
              </table:table-cell>
              <table:table-cell office:value-type="float" office:value="0.651932">
                <text:p>0.6519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4">
                <text:p>-4.4</text:p>
              </table:table-cell>
              <table:table-cell office:value-type="float" office:value="-0.150723">
                <text:p>-0.150723</text:p>
              </table:table-cell>
              <table:table-cell office:value-type="float" office:value="0.642985">
                <text:p>0.642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3">
                <text:p>-4.3</text:p>
              </table:table-cell>
              <table:table-cell office:value-type="float" office:value="-0.137697">
                <text:p>-0.137697</text:p>
              </table:table-cell>
              <table:table-cell office:value-type="float" office:value="0.632889">
                <text:p>0.6328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2">
                <text:p>-4.2</text:p>
              </table:table-cell>
              <table:table-cell office:value-type="float" office:value="-0.123048">
                <text:p>-0.123048</text:p>
              </table:table-cell>
              <table:table-cell office:value-type="float" office:value="0.622444">
                <text:p>0.6224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1">
                <text:p>-4.1</text:p>
              </table:table-cell>
              <table:table-cell office:value-type="float" office:value="-0.106772">
                <text:p>-0.106772</text:p>
              </table:table-cell>
              <table:table-cell office:value-type="float" office:value="0.612913">
                <text:p>0.612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">
                <text:p>-4</text:p>
              </table:table-cell>
              <table:table-cell office:value-type="float" office:value="-0.0898529">
                <text:p>-0.0898529</text:p>
              </table:table-cell>
              <table:table-cell office:value-type="float" office:value="0.605096">
                <text:p>0.6050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9">
                <text:p>-3.9</text:p>
              </table:table-cell>
              <table:table-cell office:value-type="float" office:value="-0.073554">
                <text:p>-0.073554</text:p>
              </table:table-cell>
              <table:table-cell office:value-type="float" office:value="0.598736">
                <text:p>0.5987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8">
                <text:p>-3.8</text:p>
              </table:table-cell>
              <table:table-cell office:value-type="float" office:value="-0.0585">
                <text:p>-0.0585</text:p>
              </table:table-cell>
              <table:table-cell office:value-type="float" office:value="0.592673">
                <text:p>0.5926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7">
                <text:p>-3.7</text:p>
              </table:table-cell>
              <table:table-cell office:value-type="float" office:value="-0.0442075">
                <text:p>-0.0442075</text:p>
              </table:table-cell>
              <table:table-cell office:value-type="float" office:value="0.585656">
                <text:p>0.5856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6">
                <text:p>-3.6</text:p>
              </table:table-cell>
              <table:table-cell office:value-type="float" office:value="-0.0294065">
                <text:p>-0.0294065</text:p>
              </table:table-cell>
              <table:table-cell office:value-type="float" office:value="0.57723">
                <text:p>0.577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">
                <text:p>-3.5</text:p>
              </table:table-cell>
              <table:table-cell office:value-type="float" office:value="-0.0129341">
                <text:p>-0.0129341</text:p>
              </table:table-cell>
              <table:table-cell office:value-type="float" office:value="0.56806">
                <text:p>0.568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4">
                <text:p>-3.4</text:p>
              </table:table-cell>
              <table:table-cell office:value-type="float" office:value="0.00543525">
                <text:p>0.00543525</text:p>
              </table:table-cell>
              <table:table-cell office:value-type="float" office:value="0.559449">
                <text:p>0.5594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3">
                <text:p>-3.3</text:p>
              </table:table-cell>
              <table:table-cell office:value-type="float" office:value="0.0248239">
                <text:p>0.0248239</text:p>
              </table:table-cell>
              <table:table-cell office:value-type="float" office:value="0.552386">
                <text:p>0.5523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2">
                <text:p>-3.2</text:p>
              </table:table-cell>
              <table:table-cell office:value-type="float" office:value="0.0438825">
                <text:p>0.0438825</text:p>
              </table:table-cell>
              <table:table-cell office:value-type="float" office:value="0.54679">
                <text:p>0.546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1">
                <text:p>-3.1</text:p>
              </table:table-cell>
              <table:table-cell office:value-type="float" office:value="0.0617836">
                <text:p>0.0617836</text:p>
              </table:table-cell>
              <table:table-cell office:value-type="float" office:value="0.541517">
                <text:p>0.5415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">
                <text:p>-3</text:p>
              </table:table-cell>
              <table:table-cell office:value-type="float" office:value="0.0788687">
                <text:p>0.0788687</text:p>
              </table:table-cell>
              <table:table-cell office:value-type="float" office:value="0.535126">
                <text:p>0.5351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9">
                <text:p>-2.9</text:p>
              </table:table-cell>
              <table:table-cell office:value-type="float" office:value="0.0964705">
                <text:p>0.0964705</text:p>
              </table:table-cell>
              <table:table-cell office:value-type="float" office:value="0.526889">
                <text:p>0.526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8">
                <text:p>-2.8</text:p>
              </table:table-cell>
              <table:table-cell office:value-type="float" office:value="0.116015">
                <text:p>0.116015</text:p>
              </table:table-cell>
              <table:table-cell office:value-type="float" office:value="0.517308">
                <text:p>0.5173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7">
                <text:p>-2.7</text:p>
              </table:table-cell>
              <table:table-cell office:value-type="float" office:value="0.13803">
                <text:p>0.13803</text:p>
              </table:table-cell>
              <table:table-cell office:value-type="float" office:value="0.507753">
                <text:p>0.5077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6">
                <text:p>-2.6</text:p>
              </table:table-cell>
              <table:table-cell office:value-type="float" office:value="0.161766">
                <text:p>0.161766</text:p>
              </table:table-cell>
              <table:table-cell office:value-type="float" office:value="0.499455">
                <text:p>0.499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5">
                <text:p>-2.5</text:p>
              </table:table-cell>
              <table:table-cell office:value-type="float" office:value="0.185746">
                <text:p>0.185746</text:p>
              </table:table-cell>
              <table:table-cell office:value-type="float" office:value="0.492544">
                <text:p>0.4925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4">
                <text:p>-2.4</text:p>
              </table:table-cell>
              <table:table-cell office:value-type="float" office:value="0.208865">
                <text:p>0.208865</text:p>
              </table:table-cell>
              <table:table-cell office:value-type="float" office:value="0.485837">
                <text:p>0.4858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3">
                <text:p>-2.3</text:p>
              </table:table-cell>
              <table:table-cell office:value-type="float" office:value="0.231285">
                <text:p>0.231285</text:p>
              </table:table-cell>
              <table:table-cell office:value-type="float" office:value="0.477558">
                <text:p>0.4775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2">
                <text:p>-2.2</text:p>
              </table:table-cell>
              <table:table-cell office:value-type="float" office:value="0.254467">
                <text:p>0.254467</text:p>
              </table:table-cell>
              <table:table-cell office:value-type="float" office:value="0.46651">
                <text:p>0.466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1">
                <text:p>-2.1</text:p>
              </table:table-cell>
              <table:table-cell office:value-type="float" office:value="0.280269">
                <text:p>0.280269</text:p>
              </table:table-cell>
              <table:table-cell office:value-type="float" office:value="0.452872">
                <text:p>0.4528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">
                <text:p>-2</text:p>
              </table:table-cell>
              <table:table-cell office:value-type="float" office:value="0.309719">
                <text:p>0.309719</text:p>
              </table:table-cell>
              <table:table-cell office:value-type="float" office:value="0.438024">
                <text:p>0.4380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9">
                <text:p>-1.9</text:p>
              </table:table-cell>
              <table:table-cell office:value-type="float" office:value="0.342328">
                <text:p>0.342328</text:p>
              </table:table-cell>
              <table:table-cell office:value-type="float" office:value="0.423461">
                <text:p>0.4234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8">
                <text:p>-1.8</text:p>
              </table:table-cell>
              <table:table-cell office:value-type="float" office:value="0.376466">
                <text:p>0.376466</text:p>
              </table:table-cell>
              <table:table-cell office:value-type="float" office:value="0.409519">
                <text:p>0.4095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7">
                <text:p>-1.7</text:p>
              </table:table-cell>
              <table:table-cell office:value-type="float" office:value="0.410608">
                <text:p>0.410608</text:p>
              </table:table-cell>
              <table:table-cell office:value-type="float" office:value="0.394803">
                <text:p>0.3948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6">
                <text:p>-1.6</text:p>
              </table:table-cell>
              <table:table-cell office:value-type="float" office:value="0.444601">
                <text:p>0.444601</text:p>
              </table:table-cell>
              <table:table-cell office:value-type="float" office:value="0.376755">
                <text:p>0.3767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5">
                <text:p>-1.5</text:p>
              </table:table-cell>
              <table:table-cell office:value-type="float" office:value="0.48006">
                <text:p>0.48006</text:p>
              </table:table-cell>
              <table:table-cell office:value-type="float" office:value="0.353025">
                <text:p>0.3530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4">
                <text:p>-1.4</text:p>
              </table:table-cell>
              <table:table-cell office:value-type="float" office:value="0.519533">
                <text:p>0.519533</text:p>
              </table:table-cell>
              <table:table-cell office:value-type="float" office:value="0.322688">
                <text:p>0.3226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3">
                <text:p>-1.3</text:p>
              </table:table-cell>
              <table:table-cell office:value-type="float" office:value="0.56493">
                <text:p>0.56493</text:p>
              </table:table-cell>
              <table:table-cell office:value-type="float" office:value="0.286401">
                <text:p>0.2864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2">
                <text:p>-1.2</text:p>
              </table:table-cell>
              <table:table-cell office:value-type="float" office:value="0.616239">
                <text:p>0.616239</text:p>
              </table:table-cell>
              <table:table-cell office:value-type="float" office:value="0.24526">
                <text:p>0.245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1">
                <text:p>-1.1</text:p>
              </table:table-cell>
              <table:table-cell office:value-type="float" office:value="0.671423">
                <text:p>0.671423</text:p>
              </table:table-cell>
              <table:table-cell office:value-type="float" office:value="0.198989">
                <text:p>0.198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">
                <text:p>-1</text:p>
              </table:table-cell>
              <table:table-cell office:value-type="float" office:value="0.727569">
                <text:p>0.727569</text:p>
              </table:table-cell>
              <table:table-cell office:value-type="float" office:value="0.144582">
                <text:p>0.1445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">
                <text:p>-0.9</text:p>
              </table:table-cell>
              <table:table-cell office:value-type="float" office:value="0.782464">
                <text:p>0.782464</text:p>
              </table:table-cell>
              <table:table-cell office:value-type="float" office:value="0.0762804">
                <text:p>0.07628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8">
                <text:p>-0.8</text:p>
              </table:table-cell>
              <table:table-cell office:value-type="float" office:value="0.835296">
                <text:p>0.835296</text:p>
              </table:table-cell>
              <table:table-cell office:value-type="float" office:value="-0.0131091">
                <text:p>-0.01310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">
                <text:p>-0.7</text:p>
              </table:table-cell>
              <table:table-cell office:value-type="float" office:value="0.885489">
                <text:p>0.885489</text:p>
              </table:table-cell>
              <table:table-cell office:value-type="float" office:value="-0.130388">
                <text:p>-0.1303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">
                <text:p>-0.6</text:p>
              </table:table-cell>
              <table:table-cell office:value-type="float" office:value="0.9296">
                <text:p>0.9296</text:p>
              </table:table-cell>
              <table:table-cell office:value-type="float" office:value="-0.280675">
                <text:p>-0.2806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">
                <text:p>-0.5</text:p>
              </table:table-cell>
              <table:table-cell office:value-type="float" office:value="0.95718">
                <text:p>0.95718</text:p>
              </table:table-cell>
              <table:table-cell office:value-type="float" office:value="-0.466852">
                <text:p>-0.4668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">
                <text:p>-0.4</text:p>
              </table:table-cell>
              <table:table-cell office:value-type="float" office:value="0.947235">
                <text:p>0.947235</text:p>
              </table:table-cell>
              <table:table-cell office:value-type="float" office:value="-0.688286">
                <text:p>-0.688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3">
                <text:p>-0.3</text:p>
              </table:table-cell>
              <table:table-cell office:value-type="float" office:value="0.868015">
                <text:p>0.868015</text:p>
              </table:table-cell>
              <table:table-cell office:value-type="float" office:value="-0.935914">
                <text:p>-0.9359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">
                <text:p>-0.2</text:p>
              </table:table-cell>
              <table:table-cell office:value-type="float" office:value="0.68521">
                <text:p>0.68521</text:p>
              </table:table-cell>
              <table:table-cell office:value-type="float" office:value="-1.18229">
                <text:p>-1.182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">
                <text:p>-0.1</text:p>
              </table:table-cell>
              <table:table-cell office:value-type="float" office:value="0.384388">
                <text:p>0.384388</text:p>
              </table:table-cell>
              <table:table-cell office:value-type="float" office:value="-1.37424">
                <text:p>-1.374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000000000187905">
                <text:p>-0.0000000000000187905</text:p>
              </table:table-cell>
              <table:table-cell office:value-type="float" office:value="0.0000000000000752609">
                <text:p>0.0000000000000752609</text:p>
              </table:table-cell>
              <table:table-cell office:value-type="float" office:value="-1.44828">
                <text:p>-1.448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">
                <text:p>0.1</text:p>
              </table:table-cell>
              <table:table-cell office:value-type="float" office:value="-0.384388">
                <text:p>-0.384388</text:p>
              </table:table-cell>
              <table:table-cell office:value-type="float" office:value="-1.37424">
                <text:p>-1.374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">
                <text:p>0.2</text:p>
              </table:table-cell>
              <table:table-cell office:value-type="float" office:value="-0.68521">
                <text:p>-0.68521</text:p>
              </table:table-cell>
              <table:table-cell office:value-type="float" office:value="-1.18229">
                <text:p>-1.182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">
                <text:p>0.3</text:p>
              </table:table-cell>
              <table:table-cell office:value-type="float" office:value="-0.868015">
                <text:p>-0.868015</text:p>
              </table:table-cell>
              <table:table-cell office:value-type="float" office:value="-0.935914">
                <text:p>-0.9359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">
                <text:p>0.4</text:p>
              </table:table-cell>
              <table:table-cell office:value-type="float" office:value="-0.947235">
                <text:p>-0.947235</text:p>
              </table:table-cell>
              <table:table-cell office:value-type="float" office:value="-0.688286">
                <text:p>-0.6882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">
                <text:p>0.5</text:p>
              </table:table-cell>
              <table:table-cell office:value-type="float" office:value="-0.95718">
                <text:p>-0.95718</text:p>
              </table:table-cell>
              <table:table-cell office:value-type="float" office:value="-0.466852">
                <text:p>-0.4668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">
                <text:p>0.6</text:p>
              </table:table-cell>
              <table:table-cell office:value-type="float" office:value="-0.9296">
                <text:p>-0.9296</text:p>
              </table:table-cell>
              <table:table-cell office:value-type="float" office:value="-0.280675">
                <text:p>-0.2806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">
                <text:p>0.7</text:p>
              </table:table-cell>
              <table:table-cell office:value-type="float" office:value="-0.885489">
                <text:p>-0.885489</text:p>
              </table:table-cell>
              <table:table-cell office:value-type="float" office:value="-0.130388">
                <text:p>-0.1303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">
                <text:p>0.8</text:p>
              </table:table-cell>
              <table:table-cell office:value-type="float" office:value="-0.835296">
                <text:p>-0.835296</text:p>
              </table:table-cell>
              <table:table-cell office:value-type="float" office:value="-0.0131091">
                <text:p>-0.01310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">
                <text:p>0.9</text:p>
              </table:table-cell>
              <table:table-cell office:value-type="float" office:value="-0.782464">
                <text:p>-0.782464</text:p>
              </table:table-cell>
              <table:table-cell office:value-type="float" office:value="0.0762804">
                <text:p>0.0762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-0.727569">
                <text:p>-0.727569</text:p>
              </table:table-cell>
              <table:table-cell office:value-type="float" office:value="0.144582">
                <text:p>0.1445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">
                <text:p>1.1</text:p>
              </table:table-cell>
              <table:table-cell office:value-type="float" office:value="-0.671423">
                <text:p>-0.671423</text:p>
              </table:table-cell>
              <table:table-cell office:value-type="float" office:value="0.198989">
                <text:p>0.1989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">
                <text:p>1.2</text:p>
              </table:table-cell>
              <table:table-cell office:value-type="float" office:value="-0.616239">
                <text:p>-0.616239</text:p>
              </table:table-cell>
              <table:table-cell office:value-type="float" office:value="0.24526">
                <text:p>0.245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">
                <text:p>1.3</text:p>
              </table:table-cell>
              <table:table-cell office:value-type="float" office:value="-0.56493">
                <text:p>-0.56493</text:p>
              </table:table-cell>
              <table:table-cell office:value-type="float" office:value="0.286401">
                <text:p>0.2864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">
                <text:p>1.4</text:p>
              </table:table-cell>
              <table:table-cell office:value-type="float" office:value="-0.519533">
                <text:p>-0.519533</text:p>
              </table:table-cell>
              <table:table-cell office:value-type="float" office:value="0.322688">
                <text:p>0.3226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">
                <text:p>1.5</text:p>
              </table:table-cell>
              <table:table-cell office:value-type="float" office:value="-0.48006">
                <text:p>-0.48006</text:p>
              </table:table-cell>
              <table:table-cell office:value-type="float" office:value="0.353025">
                <text:p>0.3530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6">
                <text:p>1.6</text:p>
              </table:table-cell>
              <table:table-cell office:value-type="float" office:value="-0.444601">
                <text:p>-0.444601</text:p>
              </table:table-cell>
              <table:table-cell office:value-type="float" office:value="0.376755">
                <text:p>0.3767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">
                <text:p>1.7</text:p>
              </table:table-cell>
              <table:table-cell office:value-type="float" office:value="-0.410608">
                <text:p>-0.410608</text:p>
              </table:table-cell>
              <table:table-cell office:value-type="float" office:value="0.394803">
                <text:p>0.3948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">
                <text:p>1.8</text:p>
              </table:table-cell>
              <table:table-cell office:value-type="float" office:value="-0.376466">
                <text:p>-0.376466</text:p>
              </table:table-cell>
              <table:table-cell office:value-type="float" office:value="0.409519">
                <text:p>0.4095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">
                <text:p>1.9</text:p>
              </table:table-cell>
              <table:table-cell office:value-type="float" office:value="-0.342328">
                <text:p>-0.342328</text:p>
              </table:table-cell>
              <table:table-cell office:value-type="float" office:value="0.423461">
                <text:p>0.4234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-0.309719">
                <text:p>-0.309719</text:p>
              </table:table-cell>
              <table:table-cell office:value-type="float" office:value="0.438024">
                <text:p>0.4380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">
                <text:p>2.1</text:p>
              </table:table-cell>
              <table:table-cell office:value-type="float" office:value="-0.280269">
                <text:p>-0.280269</text:p>
              </table:table-cell>
              <table:table-cell office:value-type="float" office:value="0.452872">
                <text:p>0.4528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2">
                <text:p>2.2</text:p>
              </table:table-cell>
              <table:table-cell office:value-type="float" office:value="-0.254467">
                <text:p>-0.254467</text:p>
              </table:table-cell>
              <table:table-cell office:value-type="float" office:value="0.46651">
                <text:p>0.466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3">
                <text:p>2.3</text:p>
              </table:table-cell>
              <table:table-cell office:value-type="float" office:value="-0.231285">
                <text:p>-0.231285</text:p>
              </table:table-cell>
              <table:table-cell office:value-type="float" office:value="0.477558">
                <text:p>0.4775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">
                <text:p>2.4</text:p>
              </table:table-cell>
              <table:table-cell office:value-type="float" office:value="-0.208865">
                <text:p>-0.208865</text:p>
              </table:table-cell>
              <table:table-cell office:value-type="float" office:value="0.485837">
                <text:p>0.4858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0.185746">
                <text:p>-0.185746</text:p>
              </table:table-cell>
              <table:table-cell office:value-type="float" office:value="0.492544">
                <text:p>0.4925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6">
                <text:p>2.6</text:p>
              </table:table-cell>
              <table:table-cell office:value-type="float" office:value="-0.161766">
                <text:p>-0.161766</text:p>
              </table:table-cell>
              <table:table-cell office:value-type="float" office:value="0.499455">
                <text:p>0.4994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7">
                <text:p>2.7</text:p>
              </table:table-cell>
              <table:table-cell office:value-type="float" office:value="-0.13803">
                <text:p>-0.13803</text:p>
              </table:table-cell>
              <table:table-cell office:value-type="float" office:value="0.507753">
                <text:p>0.5077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8">
                <text:p>2.8</text:p>
              </table:table-cell>
              <table:table-cell office:value-type="float" office:value="-0.116015">
                <text:p>-0.116015</text:p>
              </table:table-cell>
              <table:table-cell office:value-type="float" office:value="0.517308">
                <text:p>0.5173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9">
                <text:p>2.9</text:p>
              </table:table-cell>
              <table:table-cell office:value-type="float" office:value="-0.0964705">
                <text:p>-0.0964705</text:p>
              </table:table-cell>
              <table:table-cell office:value-type="float" office:value="0.526889">
                <text:p>0.5268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-0.0788687">
                <text:p>-0.0788687</text:p>
              </table:table-cell>
              <table:table-cell office:value-type="float" office:value="0.535126">
                <text:p>0.5351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1">
                <text:p>3.1</text:p>
              </table:table-cell>
              <table:table-cell office:value-type="float" office:value="-0.0617836">
                <text:p>-0.0617836</text:p>
              </table:table-cell>
              <table:table-cell office:value-type="float" office:value="0.541517">
                <text:p>0.5415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2">
                <text:p>3.2</text:p>
              </table:table-cell>
              <table:table-cell office:value-type="float" office:value="-0.0438825">
                <text:p>-0.0438825</text:p>
              </table:table-cell>
              <table:table-cell office:value-type="float" office:value="0.54679">
                <text:p>0.546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">
                <text:p>3.3</text:p>
              </table:table-cell>
              <table:table-cell office:value-type="float" office:value="-0.0248239">
                <text:p>-0.0248239</text:p>
              </table:table-cell>
              <table:table-cell office:value-type="float" office:value="0.552386">
                <text:p>0.5523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">
                <text:p>3.4</text:p>
              </table:table-cell>
              <table:table-cell office:value-type="float" office:value="-0.00543525">
                <text:p>-0.00543525</text:p>
              </table:table-cell>
              <table:table-cell office:value-type="float" office:value="0.559449">
                <text:p>0.559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5">
                <text:p>3.5</text:p>
              </table:table-cell>
              <table:table-cell office:value-type="float" office:value="0.0129341">
                <text:p>0.0129341</text:p>
              </table:table-cell>
              <table:table-cell office:value-type="float" office:value="0.56806">
                <text:p>0.568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6">
                <text:p>3.6</text:p>
              </table:table-cell>
              <table:table-cell office:value-type="float" office:value="0.0294065">
                <text:p>0.0294065</text:p>
              </table:table-cell>
              <table:table-cell office:value-type="float" office:value="0.57723">
                <text:p>0.577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7">
                <text:p>3.7</text:p>
              </table:table-cell>
              <table:table-cell office:value-type="float" office:value="0.0442075">
                <text:p>0.0442075</text:p>
              </table:table-cell>
              <table:table-cell office:value-type="float" office:value="0.585656">
                <text:p>0.5856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8">
                <text:p>3.8</text:p>
              </table:table-cell>
              <table:table-cell office:value-type="float" office:value="0.0585">
                <text:p>0.0585</text:p>
              </table:table-cell>
              <table:table-cell office:value-type="float" office:value="0.592673">
                <text:p>0.5926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9">
                <text:p>3.9</text:p>
              </table:table-cell>
              <table:table-cell office:value-type="float" office:value="0.073554">
                <text:p>0.073554</text:p>
              </table:table-cell>
              <table:table-cell office:value-type="float" office:value="0.598736">
                <text:p>0.5987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">
                <text:p>4</text:p>
              </table:table-cell>
              <table:table-cell office:value-type="float" office:value="0.0898529">
                <text:p>0.0898529</text:p>
              </table:table-cell>
              <table:table-cell office:value-type="float" office:value="0.605096">
                <text:p>0.6050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1">
                <text:p>4.1</text:p>
              </table:table-cell>
              <table:table-cell office:value-type="float" office:value="0.106772">
                <text:p>0.106772</text:p>
              </table:table-cell>
              <table:table-cell office:value-type="float" office:value="0.612913">
                <text:p>0.6129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2">
                <text:p>4.2</text:p>
              </table:table-cell>
              <table:table-cell office:value-type="float" office:value="0.123048">
                <text:p>0.123048</text:p>
              </table:table-cell>
              <table:table-cell office:value-type="float" office:value="0.622444">
                <text:p>0.6224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3">
                <text:p>4.3</text:p>
              </table:table-cell>
              <table:table-cell office:value-type="float" office:value="0.137697">
                <text:p>0.137697</text:p>
              </table:table-cell>
              <table:table-cell office:value-type="float" office:value="0.632889">
                <text:p>0.6328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4">
                <text:p>4.4</text:p>
              </table:table-cell>
              <table:table-cell office:value-type="float" office:value="0.150723">
                <text:p>0.150723</text:p>
              </table:table-cell>
              <table:table-cell office:value-type="float" office:value="0.642985">
                <text:p>0.6429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5">
                <text:p>4.5</text:p>
              </table:table-cell>
              <table:table-cell office:value-type="float" office:value="0.163111">
                <text:p>0.163111</text:p>
              </table:table-cell>
              <table:table-cell office:value-type="float" office:value="0.651932">
                <text:p>0.6519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">
                <text:p>4.6</text:p>
              </table:table-cell>
              <table:table-cell office:value-type="float" office:value="0.176118">
                <text:p>0.176118</text:p>
              </table:table-cell>
              <table:table-cell office:value-type="float" office:value="0.659983">
                <text:p>0.6599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7">
                <text:p>4.7</text:p>
              </table:table-cell>
              <table:table-cell office:value-type="float" office:value="0.190367">
                <text:p>0.190367</text:p>
              </table:table-cell>
              <table:table-cell office:value-type="float" office:value="0.668268">
                <text:p>0.6682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8">
                <text:p>4.8</text:p>
              </table:table-cell>
              <table:table-cell office:value-type="float" office:value="0.205397">
                <text:p>0.205397</text:p>
              </table:table-cell>
              <table:table-cell office:value-type="float" office:value="0.678">
                <text:p>0.6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9">
                <text:p>4.9</text:p>
              </table:table-cell>
              <table:table-cell office:value-type="float" office:value="0.219989">
                <text:p>0.219989</text:p>
              </table:table-cell>
              <table:table-cell office:value-type="float" office:value="0.689612">
                <text:p>0.6896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">
                <text:p>5</text:p>
              </table:table-cell>
              <table:table-cell office:value-type="float" office:value="0.233037">
                <text:p>0.233037</text:p>
              </table:table-cell>
              <table:table-cell office:value-type="float" office:value="0.70245">
                <text:p>0.702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1">
                <text:p>5.1</text:p>
              </table:table-cell>
              <table:table-cell office:value-type="float" office:value="0.244339">
                <text:p>0.244339</text:p>
              </table:table-cell>
              <table:table-cell office:value-type="float" office:value="0.715254">
                <text:p>0.7152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2">
                <text:p>5.2</text:p>
              </table:table-cell>
              <table:table-cell office:value-type="float" office:value="0.254748">
                <text:p>0.254748</text:p>
              </table:table-cell>
              <table:table-cell office:value-type="float" office:value="0.727071">
                <text:p>0.7270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3">
                <text:p>5.3</text:p>
              </table:table-cell>
              <table:table-cell office:value-type="float" office:value="0.265551">
                <text:p>0.265551</text:p>
              </table:table-cell>
              <table:table-cell office:value-type="float" office:value="0.737962">
                <text:p>0.7379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4">
                <text:p>5.4</text:p>
              </table:table-cell>
              <table:table-cell office:value-type="float" office:value="0.277538">
                <text:p>0.277538</text:p>
              </table:table-cell>
              <table:table-cell office:value-type="float" office:value="0.748979">
                <text:p>0.7489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5">
                <text:p>5.5</text:p>
              </table:table-cell>
              <table:table-cell office:value-type="float" office:value="0.290402">
                <text:p>0.290402</text:p>
              </table:table-cell>
              <table:table-cell office:value-type="float" office:value="0.761429">
                <text:p>0.7614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6">
                <text:p>5.6</text:p>
              </table:table-cell>
              <table:table-cell office:value-type="float" office:value="0.302933">
                <text:p>0.302933</text:p>
              </table:table-cell>
              <table:table-cell office:value-type="float" office:value="0.775939">
                <text:p>0.7759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7">
                <text:p>5.7</text:p>
              </table:table-cell>
              <table:table-cell office:value-type="float" office:value="0.313856">
                <text:p>0.313856</text:p>
              </table:table-cell>
              <table:table-cell office:value-type="float" office:value="0.791994">
                <text:p>0.7919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8">
                <text:p>5.8</text:p>
              </table:table-cell>
              <table:table-cell office:value-type="float" office:value="0.322744">
                <text:p>0.322744</text:p>
              </table:table-cell>
              <table:table-cell office:value-type="float" office:value="0.808291">
                <text:p>0.8082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9">
                <text:p>5.9</text:p>
              </table:table-cell>
              <table:table-cell office:value-type="float" office:value="0.330327">
                <text:p>0.330327</text:p>
              </table:table-cell>
              <table:table-cell office:value-type="float" office:value="0.823669">
                <text:p>0.8236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">
                <text:p>6</text:p>
              </table:table-cell>
              <table:table-cell office:value-type="float" office:value="0.337977">
                <text:p>0.337977</text:p>
              </table:table-cell>
              <table:table-cell office:value-type="float" office:value="0.837965">
                <text:p>0.8379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1">
                <text:p>6.1</text:p>
              </table:table-cell>
              <table:table-cell office:value-type="float" office:value="0.346709">
                <text:p>0.346709</text:p>
              </table:table-cell>
              <table:table-cell office:value-type="float" office:value="0.852167">
                <text:p>0.8521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2">
                <text:p>6.2</text:p>
              </table:table-cell>
              <table:table-cell office:value-type="float" office:value="0.356401">
                <text:p>0.356401</text:p>
              </table:table-cell>
              <table:table-cell office:value-type="float" office:value="0.867733">
                <text:p>0.8677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3">
                <text:p>6.3</text:p>
              </table:table-cell>
              <table:table-cell office:value-type="float" office:value="0.365824">
                <text:p>0.365824</text:p>
              </table:table-cell>
              <table:table-cell office:value-type="float" office:value="0.885548">
                <text:p>0.8855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4">
                <text:p>6.4</text:p>
              </table:table-cell>
              <table:table-cell office:value-type="float" office:value="0.373464">
                <text:p>0.373464</text:p>
              </table:table-cell>
              <table:table-cell office:value-type="float" office:value="0.905257">
                <text:p>0.9052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5">
                <text:p>6.5</text:p>
              </table:table-cell>
              <table:table-cell office:value-type="float" office:value="0.378587">
                <text:p>0.378587</text:p>
              </table:table-cell>
              <table:table-cell office:value-type="float" office:value="0.925463">
                <text:p>0.9254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6">
                <text:p>6.6</text:p>
              </table:table-cell>
              <table:table-cell office:value-type="float" office:value="0.381782">
                <text:p>0.381782</text:p>
              </table:table-cell>
              <table:table-cell office:value-type="float" office:value="0.944697">
                <text:p>0.9446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7">
                <text:p>6.7</text:p>
              </table:table-cell>
              <table:table-cell office:value-type="float" office:value="0.384571">
                <text:p>0.384571</text:p>
              </table:table-cell>
              <table:table-cell office:value-type="float" office:value="0.962479">
                <text:p>0.9624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8">
                <text:p>6.8</text:p>
              </table:table-cell>
              <table:table-cell office:value-type="float" office:value="0.388313">
                <text:p>0.388313</text:p>
              </table:table-cell>
              <table:table-cell office:value-type="float" office:value="0.979708">
                <text:p>0.9797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9">
                <text:p>6.9</text:p>
              </table:table-cell>
              <table:table-cell office:value-type="float" office:value="0.393176">
                <text:p>0.393176</text:p>
              </table:table-cell>
              <table:table-cell office:value-type="float" office:value="0.998074">
                <text:p>0.9980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">
                <text:p>7</text:p>
              </table:table-cell>
              <table:table-cell office:value-type="float" office:value="0.397915">
                <text:p>0.397915</text:p>
              </table:table-cell>
              <table:table-cell office:value-type="float" office:value="1.01886">
                <text:p>1.018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1">
                <text:p>7.1</text:p>
              </table:table-cell>
              <table:table-cell office:value-type="float" office:value="0.400651">
                <text:p>0.400651</text:p>
              </table:table-cell>
              <table:table-cell office:value-type="float" office:value="1.04197">
                <text:p>1.041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2">
                <text:p>7.2</text:p>
              </table:table-cell>
              <table:table-cell office:value-type="float" office:value="0.400171">
                <text:p>0.400171</text:p>
              </table:table-cell>
              <table:table-cell office:value-type="float" office:value="1.06588">
                <text:p>1.065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3">
                <text:p>7.3</text:p>
              </table:table-cell>
              <table:table-cell office:value-type="float" office:value="0.396817">
                <text:p>0.396817</text:p>
              </table:table-cell>
              <table:table-cell office:value-type="float" office:value="1.08863">
                <text:p>1.088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4">
                <text:p>7.4</text:p>
              </table:table-cell>
              <table:table-cell office:value-type="float" office:value="0.392326">
                <text:p>0.392326</text:p>
              </table:table-cell>
              <table:table-cell office:value-type="float" office:value="1.10919">
                <text:p>1.109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5">
                <text:p>7.5</text:p>
              </table:table-cell>
              <table:table-cell office:value-type="float" office:value="0.388647">
                <text:p>0.388647</text:p>
              </table:table-cell>
              <table:table-cell office:value-type="float" office:value="1.12824">
                <text:p>1.128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6">
                <text:p>7.6</text:p>
              </table:table-cell>
              <table:table-cell office:value-type="float" office:value="0.386521">
                <text:p>0.386521</text:p>
              </table:table-cell>
              <table:table-cell office:value-type="float" office:value="1.14781">
                <text:p>1.147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7">
                <text:p>7.7</text:p>
              </table:table-cell>
              <table:table-cell office:value-type="float" office:value="0.384809">
                <text:p>0.384809</text:p>
              </table:table-cell>
              <table:table-cell office:value-type="float" office:value="1.16989">
                <text:p>1.169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8">
                <text:p>7.8</text:p>
              </table:table-cell>
              <table:table-cell office:value-type="float" office:value="0.381102">
                <text:p>0.381102</text:p>
              </table:table-cell>
              <table:table-cell office:value-type="float" office:value="1.19498">
                <text:p>1.194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9">
                <text:p>7.9</text:p>
              </table:table-cell>
              <table:table-cell office:value-type="float" office:value="0.37329">
                <text:p>0.37329</text:p>
              </table:table-cell>
              <table:table-cell office:value-type="float" office:value="1.22151">
                <text:p>1.221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">
                <text:p>8</text:p>
              </table:table-cell>
              <table:table-cell office:value-type="float" office:value="0.361054">
                <text:p>0.361054</text:p>
              </table:table-cell>
              <table:table-cell office:value-type="float" office:value="1.24677">
                <text:p>1.246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1">
                <text:p>8.1</text:p>
              </table:table-cell>
              <table:table-cell office:value-type="float" office:value="0.346253">
                <text:p>0.346253</text:p>
              </table:table-cell>
              <table:table-cell office:value-type="float" office:value="1.26858">
                <text:p>1.268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2">
                <text:p>8.2</text:p>
              </table:table-cell>
              <table:table-cell office:value-type="float" office:value="0.331835">
                <text:p>0.331835</text:p>
              </table:table-cell>
              <table:table-cell office:value-type="float" office:value="1.28686">
                <text:p>1.286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3">
                <text:p>8.3</text:p>
              </table:table-cell>
              <table:table-cell office:value-type="float" office:value="0.319907">
                <text:p>0.319907</text:p>
              </table:table-cell>
              <table:table-cell office:value-type="float" office:value="1.30385">
                <text:p>1.303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4">
                <text:p>8.4</text:p>
              </table:table-cell>
              <table:table-cell office:value-type="float" office:value="0.310196">
                <text:p>0.310196</text:p>
              </table:table-cell>
              <table:table-cell office:value-type="float" office:value="1.32277">
                <text:p>1.322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5">
                <text:p>8.5</text:p>
              </table:table-cell>
              <table:table-cell office:value-type="float" office:value="0.299965">
                <text:p>0.299965</text:p>
              </table:table-cell>
              <table:table-cell office:value-type="float" office:value="1.34574">
                <text:p>1.345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6">
                <text:p>8.6</text:p>
              </table:table-cell>
              <table:table-cell office:value-type="float" office:value="0.285548">
                <text:p>0.285548</text:p>
              </table:table-cell>
              <table:table-cell office:value-type="float" office:value="1.37223">
                <text:p>1.372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7">
                <text:p>8.7</text:p>
              </table:table-cell>
              <table:table-cell office:value-type="float" office:value="0.264604">
                <text:p>0.264604</text:p>
              </table:table-cell>
              <table:table-cell office:value-type="float" office:value="1.39907">
                <text:p>1.399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8">
                <text:p>8.8</text:p>
              </table:table-cell>
              <table:table-cell office:value-type="float" office:value="0.237692">
                <text:p>0.237692</text:p>
              </table:table-cell>
              <table:table-cell office:value-type="float" office:value="1.42221">
                <text:p>1.422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9">
                <text:p>8.9</text:p>
              </table:table-cell>
              <table:table-cell office:value-type="float" office:value="0.208119">
                <text:p>0.208119</text:p>
              </table:table-cell>
              <table:table-cell office:value-type="float" office:value="1.43906">
                <text:p>1.439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  <table:table-cell office:value-type="float" office:value="0.180085">
                <text:p>0.180085</text:p>
              </table:table-cell>
              <table:table-cell office:value-type="float" office:value="1.45009">
                <text:p>1.450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1">
                <text:p>9.1</text:p>
              </table:table-cell>
              <table:table-cell office:value-type="float" office:value="0.156224">
                <text:p>0.156224</text:p>
              </table:table-cell>
              <table:table-cell office:value-type="float" office:value="1.45861">
                <text:p>1.458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2">
                <text:p>9.2</text:p>
              </table:table-cell>
              <table:table-cell office:value-type="float" office:value="0.136033">
                <text:p>0.136033</text:p>
              </table:table-cell>
              <table:table-cell office:value-type="float" office:value="1.46875">
                <text:p>1.468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3">
                <text:p>9.3</text:p>
              </table:table-cell>
              <table:table-cell office:value-type="float" office:value="0.116174">
                <text:p>0.116174</text:p>
              </table:table-cell>
              <table:table-cell office:value-type="float" office:value="1.48309">
                <text:p>1.483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4">
                <text:p>9.4</text:p>
              </table:table-cell>
              <table:table-cell office:value-type="float" office:value="0.0924596">
                <text:p>0.0924596</text:p>
              </table:table-cell>
              <table:table-cell office:value-type="float" office:value="1.50103">
                <text:p>1.501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5">
                <text:p>9.5</text:p>
              </table:table-cell>
              <table:table-cell office:value-type="float" office:value="0.062314">
                <text:p>0.062314</text:p>
              </table:table-cell>
              <table:table-cell office:value-type="float" office:value="1.51924">
                <text:p>1.519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6">
                <text:p>9.6</text:p>
              </table:table-cell>
              <table:table-cell office:value-type="float" office:value="0.0262091">
                <text:p>0.0262091</text:p>
              </table:table-cell>
              <table:table-cell office:value-type="float" office:value="1.53356">
                <text:p>1.533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7">
                <text:p>9.7</text:p>
              </table:table-cell>
              <table:table-cell office:value-type="float" office:value="-0.012752">
                <text:p>-0.012752</text:p>
              </table:table-cell>
              <table:table-cell office:value-type="float" office:value="1.54144">
                <text:p>1.541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8">
                <text:p>9.8</text:p>
              </table:table-cell>
              <table:table-cell office:value-type="float" office:value="-0.0507809">
                <text:p>-0.0507809</text:p>
              </table:table-cell>
              <table:table-cell office:value-type="float" office:value="1.54318">
                <text:p>1.543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">
                <text:p>9.9</text:p>
              </table:table-cell>
              <table:table-cell office:value-type="float" office:value="-0.0856286">
                <text:p>-0.0856286</text:p>
              </table:table-cell>
              <table:table-cell office:value-type="float" office:value="1.5415">
                <text:p>1.54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">
                <text:p>10</text:p>
              </table:table-cell>
              <table:table-cell office:value-type="float" office:value="-0.117725">
                <text:p>-0.117725</text:p>
              </table:table-cell>
              <table:table-cell office:value-type="float" office:value="1.53962">
                <text:p>1.53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